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075CC396E63.gif" manifest:media-type="image/gif"/>
  <manifest:file-entry manifest:full-path="Pictures/1000020100000010000000107CB2A2AB.png" manifest:media-type="image/png"/>
  <manifest:file-entry manifest:full-path="Pictures/1000020100000010000000107FCFF77E.png" manifest:media-type="image/png"/>
  <manifest:file-entry manifest:full-path="Pictures/100002010000001000000010FABF074D.png" manifest:media-type="image/png"/>
  <manifest:file-entry manifest:full-path="Pictures/100002010000001000000010BF7047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5.503cm" style:rel-column-width="18981*"/>
    </style:style>
    <style:style style:name="Table2.B" style:family="table-column">
      <style:table-column-properties style:column-width="7.163cm" style:rel-column-width="24706*"/>
    </style:style>
    <style:style style:name="Table2.C" style:family="table-column">
      <style:table-column-properties style:column-width="6.334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5f363" officeooo:paragraph-rsid="0015f363"/>
    </style:style>
    <style:style style:name="P2" style:family="paragraph" style:parent-style-name="Standard">
      <style:paragraph-properties fo:text-align="justify" style:justify-single-word="false"/>
      <style:text-properties officeooo:rsid="00192379" officeooo:paragraph-rsid="00192379"/>
    </style:style>
    <style:style style:name="P3" style:family="paragraph" style:parent-style-name="Standard">
      <style:paragraph-properties fo:text-align="justify" style:justify-single-word="false"/>
      <style:text-properties officeooo:rsid="001af88d" officeooo:paragraph-rsid="001af88d"/>
    </style:style>
    <style:style style:name="P4" style:family="paragraph" style:parent-style-name="Standard">
      <style:paragraph-properties fo:text-align="justify" style:justify-single-word="false"/>
      <style:text-properties officeooo:rsid="001dff16" officeooo:paragraph-rsid="001dff16"/>
    </style:style>
    <style:style style:name="P5" style:family="paragraph" style:parent-style-name="Standard">
      <style:paragraph-properties fo:text-align="justify" style:justify-single-word="false"/>
      <style:text-properties officeooo:rsid="001f79f9" officeooo:paragraph-rsid="001f79f9"/>
    </style:style>
    <style:style style:name="P6" style:family="paragraph" style:parent-style-name="Standard">
      <style:paragraph-properties fo:text-align="justify" style:justify-single-word="false"/>
      <style:text-properties officeooo:rsid="00214735" officeooo:paragraph-rsid="00214735"/>
    </style:style>
    <style:style style:name="P7" style:family="paragraph" style:parent-style-name="Standard">
      <style:text-properties officeooo:rsid="00236236" officeooo:paragraph-rsid="00236236"/>
    </style:style>
    <style:style style:name="P8" style:family="paragraph" style:parent-style-name="Standard">
      <style:paragraph-properties fo:text-align="justify" style:justify-single-word="false"/>
      <style:text-properties officeooo:rsid="0028acc9" officeooo:paragraph-rsid="0028acc9"/>
    </style:style>
    <style:style style:name="P9" style:family="paragraph" style:parent-style-name="Standard">
      <style:paragraph-properties fo:text-align="justify" style:justify-single-word="false"/>
      <style:text-properties officeooo:rsid="0029b73f" officeooo:paragraph-rsid="0029b73f"/>
    </style:style>
    <style:style style:name="P10" style:family="paragraph" style:parent-style-name="Standard">
      <style:paragraph-properties fo:text-align="justify" style:justify-single-word="false"/>
      <style:text-properties officeooo:rsid="0029d19a" officeooo:paragraph-rsid="0029d19a"/>
    </style:style>
    <style:style style:name="P11" style:family="paragraph" style:parent-style-name="Standard">
      <style:paragraph-properties fo:text-align="justify" style:justify-single-word="false"/>
      <style:text-properties officeooo:paragraph-rsid="002bc5a2"/>
    </style:style>
    <style:style style:name="P12" style:family="paragraph" style:parent-style-name="Standard">
      <style:paragraph-properties fo:text-align="justify" style:justify-single-word="false"/>
      <style:text-properties officeooo:paragraph-rsid="0035c260"/>
    </style:style>
    <style:style style:name="P13" style:family="paragraph" style:parent-style-name="Standard">
      <style:paragraph-properties fo:text-align="justify" style:justify-single-word="false"/>
      <style:text-properties officeooo:rsid="002bc5a2" officeooo:paragraph-rsid="002bc5a2"/>
    </style:style>
    <style:style style:name="P14" style:family="paragraph" style:parent-style-name="Standard">
      <style:paragraph-properties fo:text-align="justify" style:justify-single-word="false"/>
      <style:text-properties officeooo:rsid="00311847" officeooo:paragraph-rsid="00311847"/>
    </style:style>
    <style:style style:name="P15" style:family="paragraph" style:parent-style-name="Standard">
      <style:paragraph-properties fo:text-align="justify" style:justify-single-word="false"/>
      <style:text-properties fo:font-weight="bold" officeooo:rsid="00311847" officeooo:paragraph-rsid="00311847" style:font-weight-asian="bold" style:font-weight-complex="bold"/>
    </style:style>
    <style:style style:name="P16" style:family="paragraph" style:parent-style-name="Standard">
      <style:paragraph-properties fo:text-align="justify" style:justify-single-word="false"/>
      <style:text-properties officeooo:rsid="00365007" officeooo:paragraph-rsid="00365007"/>
    </style:style>
    <style:style style:name="P17" style:family="paragraph" style:parent-style-name="Standard">
      <style:paragraph-properties fo:text-align="justify" style:justify-single-word="false"/>
      <style:text-properties officeooo:rsid="00374b75" officeooo:paragraph-rsid="00374b75"/>
    </style:style>
    <style:style style:name="P18" style:family="paragraph" style:parent-style-name="Standard">
      <style:paragraph-properties fo:text-align="justify" style:justify-single-word="false"/>
      <style:text-properties officeooo:rsid="00374b75" officeooo:paragraph-rsid="0070f38e"/>
    </style:style>
    <style:style style:name="P19" style:family="paragraph" style:parent-style-name="Standard">
      <style:paragraph-properties fo:text-align="justify" style:justify-single-word="false"/>
      <style:text-properties officeooo:rsid="0038637e" officeooo:paragraph-rsid="0038637e"/>
    </style:style>
    <style:style style:name="P20" style:family="paragraph" style:parent-style-name="Standard">
      <style:paragraph-properties fo:text-align="justify" style:justify-single-word="false"/>
      <style:text-properties officeooo:rsid="003a5623" officeooo:paragraph-rsid="003a5623"/>
    </style:style>
    <style:style style:name="P21" style:family="paragraph" style:parent-style-name="Standard">
      <style:paragraph-properties fo:text-align="justify" style:justify-single-word="false"/>
      <style:text-properties officeooo:rsid="003c2523" officeooo:paragraph-rsid="003c2523"/>
    </style:style>
    <style:style style:name="P22" style:family="paragraph" style:parent-style-name="Standard">
      <style:paragraph-properties fo:text-align="justify" style:justify-single-word="false"/>
      <style:text-properties officeooo:rsid="003e2d20" officeooo:paragraph-rsid="003e2d20"/>
    </style:style>
    <style:style style:name="P23" style:family="paragraph" style:parent-style-name="Standard">
      <style:paragraph-properties fo:text-align="justify" style:justify-single-word="false"/>
      <style:text-properties officeooo:rsid="0040539b" officeooo:paragraph-rsid="0040539b"/>
    </style:style>
    <style:style style:name="P24" style:family="paragraph" style:parent-style-name="Standard">
      <style:paragraph-properties fo:text-align="justify" style:justify-single-word="false"/>
      <style:text-properties officeooo:rsid="00410264" officeooo:paragraph-rsid="00410264"/>
    </style:style>
    <style:style style:name="P25" style:family="paragraph" style:parent-style-name="Standard">
      <style:paragraph-properties fo:text-align="justify" style:justify-single-word="false"/>
      <style:text-properties officeooo:rsid="00436d2d" officeooo:paragraph-rsid="00436d2d"/>
    </style:style>
    <style:style style:name="P26" style:family="paragraph" style:parent-style-name="Standard">
      <style:paragraph-properties fo:text-align="justify" style:justify-single-word="false"/>
      <style:text-properties officeooo:rsid="00449647" officeooo:paragraph-rsid="00449647"/>
    </style:style>
    <style:style style:name="P27" style:family="paragraph" style:parent-style-name="Standard">
      <style:paragraph-properties fo:text-align="justify" style:justify-single-word="false"/>
      <style:text-properties officeooo:rsid="00449647" officeooo:paragraph-rsid="004666c5"/>
    </style:style>
    <style:style style:name="P28" style:family="paragraph" style:parent-style-name="Standard">
      <style:paragraph-properties fo:text-align="justify" style:justify-single-word="false"/>
      <style:text-properties officeooo:rsid="0047923e" officeooo:paragraph-rsid="0047923e"/>
    </style:style>
    <style:style style:name="P29" style:family="paragraph" style:parent-style-name="Standard">
      <style:text-properties officeooo:rsid="0049822d" officeooo:paragraph-rsid="0049822d"/>
    </style:style>
    <style:style style:name="P30" style:family="paragraph" style:parent-style-name="Standard">
      <style:text-properties officeooo:rsid="0049822d" officeooo:paragraph-rsid="00647e12"/>
    </style:style>
    <style:style style:name="P31" style:family="paragraph" style:parent-style-name="Standard">
      <style:text-properties officeooo:rsid="004d28a7" officeooo:paragraph-rsid="004d28a7"/>
    </style:style>
    <style:style style:name="P32" style:family="paragraph" style:parent-style-name="Standard">
      <style:paragraph-properties fo:text-align="justify" style:justify-single-word="false"/>
      <style:text-properties officeooo:rsid="004d28a7" officeooo:paragraph-rsid="004d28a7"/>
    </style:style>
    <style:style style:name="P33" style:family="paragraph" style:parent-style-name="Standard">
      <style:text-properties officeooo:paragraph-rsid="004d28a7"/>
    </style:style>
    <style:style style:name="P34" style:family="paragraph" style:parent-style-name="Standard">
      <style:paragraph-properties fo:text-align="justify" style:justify-single-word="false"/>
      <style:text-properties officeooo:rsid="004ef0ba" officeooo:paragraph-rsid="004ef0ba"/>
    </style:style>
    <style:style style:name="P35" style:family="paragraph" style:parent-style-name="Standard">
      <style:paragraph-properties fo:text-align="justify" style:justify-single-word="false"/>
      <style:text-properties officeooo:rsid="004ef0ba" officeooo:paragraph-rsid="004fc9de"/>
    </style:style>
    <style:style style:name="P36" style:family="paragraph" style:parent-style-name="Standard">
      <style:paragraph-properties fo:text-align="justify" style:justify-single-word="false"/>
      <style:text-properties officeooo:rsid="004ef0ba" officeooo:paragraph-rsid="0052717f"/>
    </style:style>
    <style:style style:name="P37" style:family="paragraph" style:parent-style-name="Standard">
      <style:text-properties officeooo:rsid="004fc9de" officeooo:paragraph-rsid="004fc9de"/>
    </style:style>
    <style:style style:name="P38" style:family="paragraph" style:parent-style-name="Standard">
      <style:paragraph-properties fo:text-align="justify" style:justify-single-word="false"/>
      <style:text-properties officeooo:rsid="004fc9de" officeooo:paragraph-rsid="004fc9de"/>
    </style:style>
    <style:style style:name="P39" style:family="paragraph" style:parent-style-name="Standard">
      <style:paragraph-properties fo:text-align="justify" style:justify-single-word="false"/>
      <style:text-properties officeooo:rsid="0050cb00" officeooo:paragraph-rsid="0050cb00"/>
    </style:style>
    <style:style style:name="P40" style:family="paragraph" style:parent-style-name="Standard">
      <style:paragraph-properties fo:text-align="justify" style:justify-single-word="false"/>
      <style:text-properties officeooo:rsid="00522ba7" officeooo:paragraph-rsid="00522ba7"/>
    </style:style>
    <style:style style:name="P41" style:family="paragraph" style:parent-style-name="Standard">
      <style:paragraph-properties fo:text-align="justify" style:justify-single-word="false"/>
      <style:text-properties officeooo:rsid="0052717f" officeooo:paragraph-rsid="0052717f"/>
    </style:style>
    <style:style style:name="P42" style:family="paragraph" style:parent-style-name="Standard">
      <style:paragraph-properties fo:text-align="justify" style:justify-single-word="false"/>
      <style:text-properties officeooo:rsid="00548d4c" officeooo:paragraph-rsid="00548d4c"/>
    </style:style>
    <style:style style:name="P43" style:family="paragraph" style:parent-style-name="Standard">
      <style:paragraph-properties fo:text-align="justify" style:justify-single-word="false"/>
      <style:text-properties officeooo:rsid="005a4553" officeooo:paragraph-rsid="005a4553"/>
    </style:style>
    <style:style style:name="P44" style:family="paragraph" style:parent-style-name="Standard">
      <style:text-properties officeooo:rsid="005accd4" officeooo:paragraph-rsid="005accd4"/>
    </style:style>
    <style:style style:name="P45" style:family="paragraph" style:parent-style-name="Standard">
      <style:text-properties officeooo:rsid="005c1a17" officeooo:paragraph-rsid="005c1a17"/>
    </style:style>
    <style:style style:name="P46" style:family="paragraph" style:parent-style-name="Standard">
      <style:paragraph-properties fo:text-align="justify" style:justify-single-word="false"/>
      <style:text-properties officeooo:rsid="005c1a17" officeooo:paragraph-rsid="005c1a17"/>
    </style:style>
    <style:style style:name="P47" style:family="paragraph" style:parent-style-name="Standard">
      <style:text-properties officeooo:rsid="005c842f" officeooo:paragraph-rsid="005c842f"/>
    </style:style>
    <style:style style:name="P48" style:family="paragraph" style:parent-style-name="Standard">
      <style:text-properties officeooo:rsid="005c842f" officeooo:paragraph-rsid="0064dd85"/>
    </style:style>
    <style:style style:name="P49" style:family="paragraph" style:parent-style-name="Standard">
      <style:text-properties officeooo:rsid="005d15a6" officeooo:paragraph-rsid="005d15a6"/>
    </style:style>
    <style:style style:name="P50" style:family="paragraph" style:parent-style-name="Standard">
      <style:text-properties officeooo:rsid="005ea37e" officeooo:paragraph-rsid="005ea37e"/>
    </style:style>
    <style:style style:name="P51" style:family="paragraph" style:parent-style-name="Standard">
      <style:paragraph-properties fo:text-align="justify" style:justify-single-word="false"/>
      <style:text-properties officeooo:rsid="005fd249" officeooo:paragraph-rsid="005fd249"/>
    </style:style>
    <style:style style:name="P52" style:family="paragraph" style:parent-style-name="Standard">
      <style:text-properties officeooo:rsid="0060be33" officeooo:paragraph-rsid="0062965f"/>
    </style:style>
    <style:style style:name="P53" style:family="paragraph" style:parent-style-name="Standard">
      <style:paragraph-properties fo:text-align="justify" style:justify-single-word="false"/>
      <style:text-properties officeooo:rsid="0060be33" officeooo:paragraph-rsid="0062965f"/>
    </style:style>
    <style:style style:name="P54" style:family="paragraph" style:parent-style-name="Standard">
      <style:text-properties officeooo:rsid="0062965f" officeooo:paragraph-rsid="0062965f"/>
    </style:style>
    <style:style style:name="P55" style:family="paragraph" style:parent-style-name="Standard">
      <style:paragraph-properties fo:text-align="justify" style:justify-single-word="false"/>
      <style:text-properties officeooo:rsid="0062965f" officeooo:paragraph-rsid="0062965f"/>
    </style:style>
    <style:style style:name="P56" style:family="paragraph" style:parent-style-name="Standard">
      <style:text-properties officeooo:rsid="0064dd85" officeooo:paragraph-rsid="0064dd85"/>
    </style:style>
    <style:style style:name="P57" style:family="paragraph" style:parent-style-name="Standard">
      <style:paragraph-properties fo:text-align="justify" style:justify-single-word="false"/>
      <style:text-properties officeooo:rsid="006704ff" officeooo:paragraph-rsid="006704ff"/>
    </style:style>
    <style:style style:name="P58" style:family="paragraph" style:parent-style-name="Standard">
      <style:paragraph-properties fo:text-align="justify" style:justify-single-word="false"/>
      <style:text-properties officeooo:rsid="00676c1b" officeooo:paragraph-rsid="00676c1b"/>
    </style:style>
    <style:style style:name="P59" style:family="paragraph" style:parent-style-name="Standard">
      <style:paragraph-properties fo:text-align="justify" style:justify-single-word="false"/>
      <style:text-properties officeooo:rsid="006a0391" officeooo:paragraph-rsid="006a0391"/>
    </style:style>
    <style:style style:name="P60" style:family="paragraph" style:parent-style-name="Standard">
      <style:paragraph-properties fo:text-align="justify" style:justify-single-word="false"/>
      <style:text-properties officeooo:rsid="00591c65" officeooo:paragraph-rsid="00591c65"/>
    </style:style>
    <style:style style:name="P61" style:family="paragraph" style:parent-style-name="Standard">
      <style:paragraph-properties fo:text-align="justify" style:justify-single-word="false"/>
      <style:text-properties officeooo:rsid="006b5f90" officeooo:paragraph-rsid="006b5f90"/>
    </style:style>
    <style:style style:name="P62" style:family="paragraph" style:parent-style-name="Standard">
      <style:paragraph-properties fo:text-align="justify" style:justify-single-word="false"/>
      <style:text-properties officeooo:rsid="006d2f97" officeooo:paragraph-rsid="006d2f97"/>
    </style:style>
    <style:style style:name="P63" style:family="paragraph" style:parent-style-name="Standard">
      <style:paragraph-properties fo:text-align="justify" style:justify-single-word="false"/>
      <style:text-properties officeooo:rsid="006d9fe3" officeooo:paragraph-rsid="006d9fe3"/>
    </style:style>
    <style:style style:name="P64" style:family="paragraph" style:parent-style-name="Standard">
      <style:text-properties officeooo:rsid="00704d92" officeooo:paragraph-rsid="00704d92"/>
    </style:style>
    <style:style style:name="P65" style:family="paragraph" style:parent-style-name="Standard">
      <style:text-properties officeooo:rsid="00704d92" officeooo:paragraph-rsid="00795eb3"/>
    </style:style>
    <style:style style:name="P66" style:family="paragraph" style:parent-style-name="Standard">
      <style:paragraph-properties fo:text-align="justify" style:justify-single-word="false"/>
      <style:text-properties officeooo:rsid="0072d0e9" officeooo:paragraph-rsid="0072d0e9"/>
    </style:style>
    <style:style style:name="P67" style:family="paragraph" style:parent-style-name="Standard">
      <style:paragraph-properties fo:text-align="justify" style:justify-single-word="false"/>
      <style:text-properties officeooo:rsid="00737450" officeooo:paragraph-rsid="00737450"/>
    </style:style>
    <style:style style:name="P68" style:family="paragraph" style:parent-style-name="Standard">
      <style:paragraph-properties fo:text-align="justify" style:justify-single-word="false"/>
      <style:text-properties officeooo:rsid="0074567f" officeooo:paragraph-rsid="0074567f"/>
    </style:style>
    <style:style style:name="P69" style:family="paragraph" style:parent-style-name="Standard">
      <style:paragraph-properties fo:text-align="justify" style:justify-single-word="false"/>
      <style:text-properties officeooo:rsid="0075954b" officeooo:paragraph-rsid="0075954b"/>
    </style:style>
    <style:style style:name="P70" style:family="paragraph" style:parent-style-name="Standard">
      <style:text-properties officeooo:rsid="00795eb3" officeooo:paragraph-rsid="00795eb3"/>
    </style:style>
    <style:style style:name="P71" style:family="paragraph" style:parent-style-name="Standard">
      <style:text-properties officeooo:rsid="007e918d" officeooo:paragraph-rsid="007e918d"/>
    </style:style>
    <style:style style:name="P72" style:family="paragraph" style:parent-style-name="Standard">
      <style:paragraph-properties fo:text-align="justify" style:justify-single-word="false"/>
      <style:text-properties officeooo:rsid="0082bf4a" officeooo:paragraph-rsid="0082bf4a"/>
    </style:style>
    <style:style style:name="P73" style:family="paragraph" style:parent-style-name="Code_20_block">
      <style:text-properties fo:color="#008000"/>
    </style:style>
    <style:style style:name="P74" style:family="paragraph" style:parent-style-name="Code_20_block">
      <style:text-properties fo:color="#008000" officeooo:paragraph-rsid="004d28a7"/>
    </style:style>
    <style:style style:name="P75" style:family="paragraph" style:parent-style-name="Code_20_block">
      <style:text-properties fo:color="#008000" officeooo:rsid="0062965f" officeooo:paragraph-rsid="0062965f"/>
    </style:style>
    <style:style style:name="P76" style:family="paragraph" style:parent-style-name="Code_20_block">
      <style:text-properties officeooo:paragraph-rsid="0029d19a"/>
    </style:style>
    <style:style style:name="P77" style:family="paragraph" style:parent-style-name="Code_20_block">
      <style:text-properties fo:font-weight="bold" style:font-weight-asian="bold" style:font-weight-complex="bold"/>
    </style:style>
    <style:style style:name="P78" style:family="paragraph" style:parent-style-name="Code_20_block">
      <style:text-properties fo:font-weight="bold" officeooo:paragraph-rsid="004d28a7" style:font-weight-asian="bold" style:font-weight-complex="bold"/>
    </style:style>
    <style:style style:name="P79" style:family="paragraph" style:parent-style-name="Code_20_block">
      <style:text-properties officeooo:paragraph-rsid="003248af"/>
    </style:style>
    <style:style style:name="P80" style:family="paragraph" style:parent-style-name="Code_20_block">
      <style:text-properties officeooo:paragraph-rsid="003cc389"/>
    </style:style>
    <style:style style:name="P81" style:family="paragraph" style:parent-style-name="Code_20_block">
      <style:text-properties officeooo:paragraph-rsid="00449647"/>
    </style:style>
    <style:style style:name="P82" style:family="paragraph" style:parent-style-name="Code_20_block">
      <style:text-properties officeooo:rsid="00474453" officeooo:paragraph-rsid="004d28a7"/>
    </style:style>
    <style:style style:name="P83" style:family="paragraph" style:parent-style-name="Code_20_block">
      <style:text-properties officeooo:paragraph-rsid="004d28a7"/>
    </style:style>
    <style:style style:name="P84" style:family="paragraph" style:parent-style-name="Code_20_block">
      <style:text-properties officeooo:rsid="004d28a7" officeooo:paragraph-rsid="004d28a7"/>
    </style:style>
    <style:style style:name="P85" style:family="paragraph" style:parent-style-name="Code_20_block">
      <style:text-properties officeooo:paragraph-rsid="004fc9de"/>
    </style:style>
    <style:style style:name="P86" style:family="paragraph" style:parent-style-name="Code_20_block">
      <style:text-properties officeooo:paragraph-rsid="0050ac22"/>
    </style:style>
    <style:style style:name="P87" style:family="paragraph" style:parent-style-name="Code_20_block">
      <style:text-properties officeooo:paragraph-rsid="0052717f"/>
    </style:style>
    <style:style style:name="P88" style:family="paragraph" style:parent-style-name="Code_20_block">
      <style:text-properties officeooo:paragraph-rsid="00544404"/>
    </style:style>
    <style:style style:name="P89" style:family="paragraph" style:parent-style-name="Code_20_block">
      <style:text-properties officeooo:paragraph-rsid="00548d4c"/>
    </style:style>
    <style:style style:name="P90" style:family="paragraph" style:parent-style-name="Code_20_block">
      <style:text-properties officeooo:paragraph-rsid="005c842f"/>
    </style:style>
    <style:style style:name="P91" style:family="paragraph" style:parent-style-name="Code_20_block">
      <style:text-properties officeooo:paragraph-rsid="005d15a6"/>
    </style:style>
    <style:style style:name="P92" style:family="paragraph" style:parent-style-name="Code_20_block">
      <style:text-properties officeooo:paragraph-rsid="005ea37e"/>
    </style:style>
    <style:style style:name="P93" style:family="paragraph" style:parent-style-name="Code_20_block">
      <style:text-properties officeooo:rsid="0062965f" officeooo:paragraph-rsid="0062965f"/>
    </style:style>
    <style:style style:name="P94" style:family="paragraph" style:parent-style-name="Code_20_block">
      <style:text-properties officeooo:paragraph-rsid="0062965f"/>
    </style:style>
    <style:style style:name="P95" style:family="paragraph" style:parent-style-name="Code_20_block">
      <style:text-properties officeooo:paragraph-rsid="006ba2b7"/>
    </style:style>
    <style:style style:name="P96" style:family="paragraph" style:parent-style-name="Code_20_block">
      <style:text-properties officeooo:paragraph-rsid="00737450"/>
    </style:style>
    <style:style style:name="P97" style:family="paragraph" style:parent-style-name="Code_20_block">
      <style:text-properties officeooo:paragraph-rsid="0075954b"/>
    </style:style>
    <style:style style:name="P98" style:family="paragraph" style:parent-style-name="Code_20_block">
      <style:text-properties officeooo:rsid="0064dd85"/>
    </style:style>
    <style:style style:name="P99" style:family="paragraph" style:parent-style-name="Standard">
      <style:paragraph-properties fo:text-align="justify" style:justify-single-word="false" fo:break-before="page"/>
      <style:text-properties officeooo:rsid="002bc5a2" officeooo:paragraph-rsid="002bc5a2"/>
    </style:style>
    <style:style style:name="P100" style:family="paragraph" style:parent-style-name="Standard">
      <style:paragraph-properties fo:break-before="page"/>
      <style:text-properties officeooo:rsid="004d28a7" officeooo:paragraph-rsid="004d28a7"/>
    </style:style>
    <style:style style:name="P101" style:family="paragraph" style:parent-style-name="Standard">
      <style:paragraph-properties fo:text-align="justify" style:justify-single-word="false" fo:break-before="page"/>
      <style:text-properties officeooo:rsid="0052717f" officeooo:paragraph-rsid="0052717f"/>
    </style:style>
    <style:style style:name="P102" style:family="paragraph" style:parent-style-name="Standard">
      <style:paragraph-properties fo:break-before="page"/>
      <style:text-properties officeooo:rsid="005d15a6" officeooo:paragraph-rsid="005d15a6"/>
    </style:style>
    <style:style style:name="P103" style:family="paragraph" style:parent-style-name="Standard">
      <style:paragraph-properties fo:break-before="page"/>
      <style:text-properties officeooo:rsid="0064dd85" officeooo:paragraph-rsid="0064dd85"/>
    </style:style>
    <style:style style:name="P104" style:family="paragraph" style:parent-style-name="Standard">
      <style:paragraph-properties fo:text-align="justify" style:justify-single-word="false" fo:break-before="page"/>
      <style:text-properties officeooo:rsid="00365007" officeooo:paragraph-rsid="00365007"/>
    </style:style>
    <style:style style:name="P105" style:family="paragraph" style:parent-style-name="Standard">
      <style:paragraph-properties fo:text-align="justify" style:justify-single-word="false" fo:break-before="page"/>
      <style:text-properties officeooo:rsid="003e2d20" officeooo:paragraph-rsid="003e2d20"/>
    </style:style>
    <style:style style:name="P106" style:family="paragraph" style:parent-style-name="Table_20_Heading">
      <style:paragraph-properties fo:text-align="center" style:justify-single-word="false"/>
      <style:text-properties fo:font-weight="bold" officeooo:rsid="0047923e" officeooo:paragraph-rsid="0047923e" style:font-weight-asian="bold" style:font-weight-complex="bold"/>
    </style:style>
    <style:style style:name="P107" style:family="paragraph" style:parent-style-name="Table_20_Heading">
      <style:paragraph-properties fo:text-align="center" style:justify-single-word="false"/>
      <style:text-properties fo:font-weight="bold" officeooo:rsid="0047923e" officeooo:paragraph-rsid="004b33a9" style:font-weight-asian="bold" style:font-weight-complex="bold"/>
    </style:style>
    <style:style style:name="P108" style:family="paragraph" style:parent-style-name="Standard" style:list-style-name="List_20_1">
      <style:paragraph-properties fo:text-align="justify" style:justify-single-word="false"/>
      <style:text-properties officeooo:rsid="006b5f90" officeooo:paragraph-rsid="006b5f90"/>
    </style:style>
    <style:style style:name="P109" style:family="paragraph" style:parent-style-name="Standard" style:list-style-name="List_20_1">
      <style:paragraph-properties fo:text-align="justify" style:justify-single-word="false"/>
      <style:text-properties officeooo:rsid="00214735" officeooo:paragraph-rsid="00214735"/>
    </style:style>
    <style:style style:name="P110" style:family="paragraph" style:parent-style-name="Standard" style:list-style-name="List_20_1">
      <style:text-properties officeooo:rsid="005c1a17" officeooo:paragraph-rsid="005c1a17"/>
    </style:style>
    <style:style style:name="P111" style:family="paragraph" style:parent-style-name="Standard" style:list-style-name="List_20_1">
      <style:text-properties officeooo:rsid="005c1a17" officeooo:paragraph-rsid="005c842f"/>
    </style:style>
    <style:style style:name="P112" style:family="paragraph" style:parent-style-name="Standard" style:list-style-name="List_20_1">
      <style:text-properties officeooo:rsid="005c1a17" officeooo:paragraph-rsid="005d15a6"/>
    </style:style>
    <style:style style:name="P113" style:family="paragraph" style:parent-style-name="Standard" style:list-style-name="List_20_1">
      <style:text-properties officeooo:rsid="005c1a17" officeooo:paragraph-rsid="0064dd85"/>
    </style:style>
    <style:style style:name="P114" style:family="paragraph" style:parent-style-name="Standard" style:list-style-name="List_20_1">
      <style:paragraph-properties fo:text-align="justify" style:justify-single-word="false"/>
      <style:text-properties officeooo:rsid="00704d92" officeooo:paragraph-rsid="00795eb3"/>
    </style:style>
    <style:style style:name="P115" style:family="paragraph" style:parent-style-name="Standard">
      <style:paragraph-properties fo:text-align="justify" style:justify-single-word="false"/>
      <style:text-properties officeooo:rsid="00795eb3" officeooo:paragraph-rsid="00795eb3"/>
    </style:style>
    <style:style style:name="P116" style:family="paragraph" style:parent-style-name="Standard">
      <style:paragraph-properties fo:text-align="justify" style:justify-single-word="false"/>
      <style:text-properties officeooo:rsid="00873d5e" officeooo:paragraph-rsid="00873d5e"/>
    </style:style>
    <style:style style:name="P117" style:family="paragraph" style:parent-style-name="Heading_20_2">
      <style:text-properties officeooo:paragraph-rsid="00212ffc"/>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123db6"/>
    </style:style>
    <style:style style:name="P120" style:family="paragraph" style:parent-style-name="Heading_20_1">
      <style:text-properties officeooo:rsid="000a99c6" officeooo:paragraph-rsid="000a99c6"/>
    </style:style>
    <style:style style:name="P121" style:family="paragraph" style:parent-style-name="Heading_20_3">
      <style:text-properties officeooo:rsid="0035a30e" officeooo:paragraph-rsid="0035a30e"/>
    </style:style>
    <style:style style:name="P122" style:family="paragraph" style:parent-style-name="Heading_20_3">
      <style:paragraph-properties fo:break-before="page"/>
    </style:style>
    <style:style style:name="T1" style:family="text">
      <style:text-properties officeooo:rsid="00176a2b"/>
    </style:style>
    <style:style style:name="T2" style:family="text">
      <style:text-properties style:font-name="Arial2"/>
    </style:style>
    <style:style style:name="T3" style:family="text">
      <style:text-properties officeooo:rsid="001c21e9"/>
    </style:style>
    <style:style style:name="T4" style:family="text">
      <style:text-properties officeooo:rsid="001f79f9"/>
    </style:style>
    <style:style style:name="T5" style:family="text">
      <style:text-properties fo:color="#008000"/>
    </style:style>
    <style:style style:name="T6" style:family="text">
      <style:text-properties fo:color="#008000" officeooo:rsid="00252d7a"/>
    </style:style>
    <style:style style:name="T7" style:family="text">
      <style:text-properties fo:color="#008000" officeooo:rsid="0029d19a"/>
    </style:style>
    <style:style style:name="T8" style:family="text">
      <style:text-properties fo:color="#008000" officeooo:rsid="003cc389"/>
    </style:style>
    <style:style style:name="T9" style:family="text">
      <style:text-properties fo:color="#008000" officeooo:rsid="0050ac22"/>
    </style:style>
    <style:style style:name="T10" style:family="text">
      <style:text-properties fo:color="#008000" officeooo:rsid="005c842f"/>
    </style:style>
    <style:style style:name="T11" style:family="text">
      <style:text-properties fo:color="#008000" officeooo:rsid="005d15a6"/>
    </style:style>
    <style:style style:name="T12" style:family="text">
      <style:text-properties fo:color="#008000" officeooo:rsid="00747618"/>
    </style:style>
    <style:style style:name="T13" style:family="text">
      <style:text-properties officeooo:rsid="0023fa42"/>
    </style:style>
    <style:style style:name="T14" style:family="text">
      <style:text-properties officeooo:rsid="00236236"/>
    </style:style>
    <style:style style:name="T15" style:family="text">
      <style:text-properties officeooo:rsid="0029d19a"/>
    </style:style>
    <style:style style:name="T16" style:family="text">
      <style:text-properties officeooo:rsid="002bc5a2"/>
    </style:style>
    <style:style style:name="T17" style:family="text">
      <style:text-properties officeooo:rsid="00311847"/>
    </style:style>
    <style:style style:name="T18" style:family="text">
      <style:text-properties officeooo:rsid="00328d1d"/>
    </style:style>
    <style:style style:name="T19" style:family="text">
      <style:text-properties officeooo:rsid="0035c260"/>
    </style:style>
    <style:style style:name="T20" style:family="text">
      <style:text-properties officeooo:rsid="00374b75"/>
    </style:style>
    <style:style style:name="T21" style:family="text">
      <style:text-properties officeooo:rsid="0038637e"/>
    </style:style>
    <style:style style:name="T22" style:family="text">
      <style:text-properties fo:font-weight="bold" style:font-weight-asian="bold" style:font-weight-complex="bold"/>
    </style:style>
    <style:style style:name="T23" style:family="text">
      <style:text-properties fo:font-weight="bold" officeooo:rsid="005c842f" style:font-weight-asian="bold" style:font-weight-complex="bold"/>
    </style:style>
    <style:style style:name="T24" style:family="text">
      <style:text-properties fo:font-weight="bold" officeooo:rsid="0064dd85" style:font-weight-asian="bold" style:font-weight-complex="bold"/>
    </style:style>
    <style:style style:name="T25" style:family="text">
      <style:text-properties fo:font-weight="bold" officeooo:rsid="0070f38e" style:font-weight-asian="bold" style:font-weight-complex="bold"/>
    </style:style>
    <style:style style:name="T26" style:family="text">
      <style:text-properties officeooo:rsid="003a3247"/>
    </style:style>
    <style:style style:name="T27" style:family="text">
      <style:text-properties officeooo:rsid="00436d2d"/>
    </style:style>
    <style:style style:name="T28" style:family="text">
      <style:text-properties officeooo:rsid="00449647"/>
    </style:style>
    <style:style style:name="T29" style:family="text">
      <style:text-properties officeooo:rsid="0045b4fd"/>
    </style:style>
    <style:style style:name="T30" style:family="text">
      <style:text-properties fo:font-style="italic" style:font-style-asian="italic" style:font-style-complex="italic"/>
    </style:style>
    <style:style style:name="T31" style:family="text">
      <style:text-properties fo:font-style="italic" officeooo:rsid="0045b4fd" style:font-style-asian="italic" style:font-style-complex="italic"/>
    </style:style>
    <style:style style:name="T32" style:family="text">
      <style:text-properties officeooo:rsid="004615ce"/>
    </style:style>
    <style:style style:name="T33" style:family="text">
      <style:text-properties officeooo:rsid="004666c5"/>
    </style:style>
    <style:style style:name="T34" style:family="text">
      <style:text-properties officeooo:rsid="00474453"/>
    </style:style>
    <style:style style:name="T35" style:family="text">
      <style:text-properties officeooo:rsid="004d28a7"/>
    </style:style>
    <style:style style:name="T36" style:family="text">
      <style:text-properties officeooo:rsid="004fc9de"/>
    </style:style>
    <style:style style:name="T37" style:family="text">
      <style:text-properties officeooo:rsid="0052717f"/>
    </style:style>
    <style:style style:name="T38" style:family="text">
      <style:text-properties officeooo:rsid="00551d63"/>
    </style:style>
    <style:style style:name="T39" style:family="text">
      <style:text-properties officeooo:rsid="00561bf2"/>
    </style:style>
    <style:style style:name="T40" style:family="text">
      <style:text-properties officeooo:rsid="0057faf5"/>
    </style:style>
    <style:style style:name="T41" style:family="text">
      <style:text-properties officeooo:rsid="005aa1af"/>
    </style:style>
    <style:style style:name="T42" style:family="text">
      <style:text-properties officeooo:rsid="005c842f"/>
    </style:style>
    <style:style style:name="T43" style:family="text">
      <style:text-properties officeooo:rsid="005d15a6"/>
    </style:style>
    <style:style style:name="T44" style:family="text">
      <style:text-properties officeooo:rsid="0062965f"/>
    </style:style>
    <style:style style:name="T45" style:family="text">
      <style:text-properties officeooo:rsid="0064dd85"/>
    </style:style>
    <style:style style:name="T46" style:family="text">
      <style:text-properties officeooo:rsid="00650f56"/>
    </style:style>
    <style:style style:name="T47" style:family="text">
      <style:text-properties officeooo:rsid="006822c7"/>
    </style:style>
    <style:style style:name="T48" style:family="text">
      <style:text-properties officeooo:rsid="006d9fe3"/>
    </style:style>
    <style:style style:name="T49" style:family="text">
      <style:text-properties officeooo:rsid="006dc342"/>
    </style:style>
    <style:style style:name="T50" style:family="text">
      <style:text-properties officeooo:rsid="0070f38e"/>
    </style:style>
    <style:style style:name="T51" style:family="text">
      <style:text-properties officeooo:rsid="0075954b"/>
    </style:style>
    <style:style style:name="T52" style:family="text">
      <style:text-properties officeooo:rsid="007810c1"/>
    </style:style>
    <style:style style:name="T53" style:family="text">
      <style:text-properties officeooo:rsid="0079432a"/>
    </style:style>
    <style:style style:name="T54" style:family="text">
      <style:text-properties officeooo:rsid="00795eb3"/>
    </style:style>
    <style:style style:name="T55" style:family="text">
      <style:text-properties officeooo:rsid="007b9a42"/>
    </style:style>
    <style:style style:name="T56" style:family="text">
      <style:text-properties officeooo:rsid="007bb1eb"/>
    </style:style>
    <style:style style:name="T57" style:family="text">
      <style:text-properties officeooo:rsid="007cd7d4"/>
    </style:style>
    <style:style style:name="T58" style:family="text">
      <style:text-properties officeooo:rsid="007e918d"/>
    </style:style>
    <style:style style:name="T59" style:family="text">
      <style:text-properties officeooo:rsid="00807d57"/>
    </style:style>
    <style:style style:name="T60" style:family="text">
      <style:text-properties officeooo:rsid="008263a1"/>
    </style:style>
    <style:style style:name="T61" style:family="text">
      <style:text-properties officeooo:rsid="00829cbe"/>
    </style:style>
    <style:style style:name="T62" style:family="text">
      <style:text-properties officeooo:rsid="008320e2"/>
    </style:style>
    <style:style style:name="T63" style:family="text">
      <style:text-properties officeooo:rsid="0085499d"/>
    </style:style>
    <style:style style:name="T64" style:family="text">
      <style:text-properties officeooo:rsid="0085b231"/>
    </style:style>
    <style:style style:name="T65" style:family="text">
      <style:text-properties officeooo:rsid="00873d5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56857368695178845" text:style-name="Outline">
        <text:list-item>
          <text:h text:style-name="P120" text:outline-level="1">.Net Bridge</text:h>
          <text:list>
            <text:list-item>
              <text:h text:style-name="Heading_20_2" text:outline-level="2">Introduction</text:h>
              <text:list>
                <text:list-item>
                  <text:h text:style-name="Heading_20_3" text:outline-level="3">What does it do?</text:h>
                </text:list-item>
              </text:list>
            </text:list-item>
          </text:list>
        </text:list-item>
      </text:list>
      <text:p text:style-name="P1">The .Net bridge for JPPF is a translation of the JPPF Java API to the .Net world. For the most part, it is completely transparent in the sense that equivalent APIs have exactlly the same names and signatures as on the Java side: .Net namespaces are identical to the Java package names, as well as class and method names and parameter types, with some exceptions that this documentation <text:span text:style-name="T1">chapter </text:span>is covering in detail.</text:p>
      <text:p text:style-name="P1"/>
      <text:p text:style-name="P1">The .Net bridge allows .Net applications to execute a workload developed in a .Net language on a JPPF Grid. <text:span text:style-name="T1">At the core, it relies on the </text:span><text:a xlink:type="simple" xlink:href="http://jni4net.com/" text:style-name="Internet_20_link" text:visited-style-name="Visited_20_Internet_20_Link"><text:span text:style-name="T1">Jni4net</text:span></text:a><text:span text:style-name="T1"> project tools and APIs to achieve a transparent interoperability between the .Net and Java worlds. It is oriented towards .Net developers who wish to take advantage of existing JPPF grids.</text:span></text:p>
      <text:list xml:id="list92011506172554" text:continue-numbering="true" text:style-name="Outline">
        <text:list-item>
          <text:list>
            <text:list-item>
              <text:list>
                <text:list-item>
                  <text:h text:style-name="Heading_20_3" text:outline-level="3">What is covered in this documentation</text:h>
                </text:list-item>
              </text:list>
            </text:list-item>
          </text:list>
        </text:list-item>
      </text:list>
      <text:p text:style-name="P2">Most of the JPPF features are available to .Net developers, but not all: missing features are covered in the <text:a xlink:type="simple" xlink:href="#1.4.Limitations|outline" text:style-name="Internet_20_link" text:visited-style-name="Visited_20_Internet_20_Link">Limitations</text:a> section. The goal is of course to reduce the gap as development goes along.</text:p>
      <text:p text:style-name="P2"/>
      <text:p text:style-name="P3">Additionally, existing features on the Java side needed refactoring to work properly in a .Net environment. How to use them is the main focus of this documentation chapter. <text:span text:style-name="T3">For the features that were transparently translated to the .Net world, you will be referred to the rest of the JPPF user guide.</text:span></text:p>
      <text:list xml:id="list92011506156064" text:continue-numbering="true" text:style-name="Outline">
        <text:list-item>
          <text:list>
            <text:list-item>
              <text:list>
                <text:list-item>
                  <text:h text:style-name="Heading_20_3" text:outline-level="3">Supported platforms</text:h>
                </text:list-item>
              </text:list>
            </text:list-item>
          </text:list>
        </text:list-item>
      </text:list>
      <text:p text:style-name="P2">As of today, only Windows <text:span text:style-name="T2">®</text:span> <text:s/>platforms are supported. In particular, the .Net bridge has not yet been tried or tested with the <text:a xlink:type="simple" xlink:href="http://www.mono-project.com/" text:style-name="Internet_20_link" text:visited-style-name="Visited_20_Internet_20_Link">Mono</text:a> environment.</text:p>
      <text:list xml:id="list92011506173661" text:continue-numbering="true" text:style-name="Outline">
        <text:list-item>
          <text:list>
            <text:list-item>
              <text:list>
                <text:list-item>
                  <text:h text:style-name="Heading_20_3" text:outline-level="3">Distribution and packaging</text:h>
                </text:list-item>
              </text:list>
            </text:list-item>
          </text:list>
        </text:list-item>
      </text:list>
      <text:p text:style-name="P59">The .Net bridge comes with two pre-packaged modules, one for a .Net JPPF client application, the other for a .Net-capable node:</text:p>
      <text:p text:style-name="P59"/>
      <text:p text:style-name="P59"><text:span text:style-name="T22">JPPF-x.y.z-dotnet.zip</text:span> contains a demo application illustrating the features described in this documentation chapter. It can be used as a template for configuring and packaging your own .Net JPPF client application.</text:p>
      <text:p text:style-name="P59"/>
      <text:p text:style-name="P59"><text:span text:style-name="T22">JPPF-x.y.z-node-dotnet.zip</text:span> is a fully working, .Net capable JPPF node. It runs as-is and does not require any additional configuration.</text:p>
      <text:p text:style-name="P60"/>
      <text:p text:style-name="P61">To run the .Net demo application on a simple JPPF grid, follow these steps:</text:p>
      <text:p text:style-name="P61"/>
      <text:list xml:id="list8545785993767316787" text:style-name="List_20_1">
        <text:list-item>
          <text:p text:style-name="P108">download and unzip a standard JPPF driver (JPPF-x.y.z-driver.zip file), then start the driver</text:p>
        </text:list-item>
        <text:list-item>
          <text:p text:style-name="P108">download and unzip a .Net JPPF node (JPPF-x.y.z-node-dotnet.zip file), then start the node. You can repat this step any number of times on any number of Windows machines for additional nodes</text:p>
        </text:list-item>
        <text:list-item>
          <text:p text:style-name="P108">download and unzip the JPPF .Net application (JPPF-x.y.z-dotnet.zip file), then run the JPPFDotnetDemo.exe program.</text:p>
        </text:list-item>
      </text:list>
      <text:p text:style-name="P61"/>
      <text:list xml:id="list92011506154968" text:continue-list="list92011506173661" text:style-name="Outline">
        <text:list-item>
          <text:list>
            <text:list-item>
              <text:h text:style-name="P119" text:outline-level="2">Using the JPPF .Net API</text:h>
              <text:list>
                <text:list-item>
                  <text:h text:style-name="Heading_20_3" text:outline-level="3">Initializing the .Net bridge</text:h>
                </text:list-item>
              </text:list>
            </text:list-item>
          </text:list>
        </text:list-item>
      </text:list>
      <text:p text:style-name="P4">Before performing any operation with the JPPF APIs, you must initialize the .Net bridge by calling the <text:a xlink:type="simple" xlink:href="http://www.jppf.org/csdoc-5/classorg_1_1jppf_1_1dotnet_1_1_j_p_p_f_dotnet.html#a36aad7fa4a0e50947689ad35ffc9a67e" text:style-name="Internet_20_link" text:visited-style-name="Visited_20_Internet_20_Link">JPPFDotnet.Init()</text:a> <text:span text:style-name="T4">static method. Here is an example:</text:span></text:p>
      <text:p text:style-name="P4"/>
      <text:p text:style-name="Code_20_block">using org.jppf.dotnet;</text:p>
      <text:p text:style-name="Code_20_block"/>
      <text:p text:style-name="Code_20_block">public class MyApp {</text:p>
      <text:p text:style-name="Code_20_block"><text:s text:c="2"/>static void Main(string[] args) {</text:p>
      <text:p text:style-name="Code_20_block"><text:s text:c="4"/><text:span text:style-name="T5">// initialize the .Net bridge from the configuration</text:span></text:p>
      <text:p text:style-name="Code_20_block"><text:s text:c="4"/>JPPFDotnet.Init();</text:p>
      <text:p text:style-name="Code_20_block"><text:s text:c="4"/><text:span text:style-name="T5">// ... now we can use the JPPF stuff ...</text:span></text:p>
      <text:p text:style-name="Code_20_block"><text:s text:c="2"/>}</text:p>
      <text:p text:style-name="Code_20_block">}</text:p>
      <text:p text:style-name="P5"/>
      <text:p text:style-name="P6">This method only needs to be called once in the application's life, and it should be called as early as possible. Upon invocation, it performs the following:</text:p>
      <text:p text:style-name="P6"/>
      <text:list xml:id="list92011521178632" text:continue-list="list8545785993767316787" text:style-name="List_20_1">
        <text:list-item>
          <text:p text:style-name="P109">read the paths of the required .Net dlls from the application configuration file and register them with the Jni4net bridge</text:p>
        </text:list-item>
        <text:list-item>
          <text:p text:style-name="P109">read the required Java classpaths from the configuration and configure the created JVM with these paths</text:p>
        </text:list-item>
        <text:list-item>
          <text:p text:style-name="P109">read the JVM options from the configuration configure the created JVM accordingly</text:p>
        </text:list-item>
        <text:list-item>
          <text:p text:style-name="P109">create and initialize the JVM so .Net and Java objects can be passed back and forth</text:p>
        </text:list-item>
      </text:list>
      <text:p text:style-name="P6"/>
      <text:p text:style-name="P6">For debugging pu<text:span text:style-name="T55">r</text:span>poses, there is an overload of this method which takes a boolean parameter specifying whether this method should produce verbose output during its execution, as in this example:</text:p>
      <text:p text:style-name="P6"/>
      <text:p text:style-name="P73">// initialize the .Net bridge with verbose output</text:p>
      <text:p text:style-name="Code_20_block">JPPFDotnet.Init(true);</text:p>
      <text:list xml:id="list92011521175490" text:continue-list="list92011506154968" text:style-name="Outline">
        <text:list-item>
          <text:list>
            <text:list-item>
              <text:list>
                <text:list-item>
                  <text:h text:style-name="Heading_20_3" text:outline-level="3"><text:span text:style-name="T15">T</text:span>ask <text:span text:style-name="T15">objects</text:span></text:h>
                  <text:list>
                    <text:list-item>
                      <text:h text:style-name="Heading_20_4" text:outline-level="4">Creating a task</text:h>
                    </text:list-item>
                  </text:list>
                </text:list-item>
              </text:list>
            </text:list-item>
          </text:list>
        </text:list-item>
      </text:list>
      <text:p text:style-name="P7">A .Net JPPF task is an object whose class inherits from <text:a xlink:type="simple" xlink:href="http://www.jppf.org/csdoc-5/classorg_1_1jppf_1_1dotnet_1_1_base_dotnet_task.html" text:style-name="Internet_20_link" text:visited-style-name="Visited_20_Internet_20_Link">BaseDotnetTask</text:a>, defined as follows:</text:p>
      <text:p text:style-name="P7"/>
      <text:p text:style-name="Code_20_block">[Serializable()]</text:p>
      <text:p text:style-name="Code_20_block">public <text:span text:style-name="T13">abstract </text:span>class BaseDotnetTask {</text:p>
      <text:p text:style-name="Code_20_block"><text:s text:c="2"/><text:span text:style-name="T5">// Execute this task. This method </text:span><text:span text:style-name="T6">must</text:span><text:span text:style-name="T5"> be </text:span><text:span text:style-name="T6">implemented</text:span><text:span text:style-name="T5"> in subclasses</text:span></text:p>
      <text:p text:style-name="Code_20_block"><text:s text:c="2"/>public <text:span text:style-name="T13">abstract</text:span> void Execute()</text:p>
      <text:p text:style-name="Code_20_block"/>
      <text:p text:style-name="Code_20_block"><text:s text:c="2"/><text:span text:style-name="T5">// Called when the cancellation of this task is requested</text:span></text:p>
      <text:p text:style-name="Code_20_block"><text:s text:c="2"/>public virtual void OnCancel()</text:p>
      <text:p text:style-name="Code_20_block"/>
      <text:p text:style-name="Code_20_block"><text:s text:c="2"/><text:span text:style-name="T5">// The cancelled state of this task</text:span></text:p>
      <text:p text:style-name="Code_20_block"><text:s text:c="2"/>public bool Cancelled { get; }</text:p>
      <text:p text:style-name="Code_20_block"/>
      <text:p text:style-name="Code_20_block"><text:s text:c="2"/><text:span text:style-name="T5">// Called when this task times out</text:span></text:p>
      <text:p text:style-name="Code_20_block"><text:s text:c="2"/>public virtual void OnTimeout()</text:p>
      <text:p text:style-name="Code_20_block"/>
      <text:p text:style-name="Code_20_block"><text:s text:c="2"/><text:span text:style-name="T5">// The timed out state of this task</text:span></text:p>
      <text:p text:style-name="Code_20_block"><text:s text:c="2"/>public bool TimedOut { get; }</text:p>
      <text:p text:style-name="Code_20_block"/>
      <text:p text:style-name="Code_20_block"><text:s text:c="2"/><text:span text:style-name="T5">// The exception, if any, raised by the execution of this task</text:span></text:p>
      <text:p text:style-name="Code_20_block"><text:s text:c="2"/>public Exception Exception { get; }</text:p>
      <text:p text:style-name="Code_20_block"/>
      <text:p text:style-name="Code_20_block"><text:s text:c="2"/><text:span text:style-name="T5">// The result, if any, of this task's execution</text:span></text:p>
      <text:p text:style-name="Code_20_block"><text:s text:c="2"/>public object Result { get; set; }</text:p>
      <text:p text:style-name="Code_20_block">}</text:p>
      <text:p text:style-name="P7"/>
      <text:p text:style-name="P8">The first thing we can notice is that <text:a xlink:type="simple" xlink:href="http://www.jppf.org/csdoc-5/classorg_1_1jppf_1_1dotnet_1_1_base_dotnet_task.html" text:style-name="Internet_20_link" text:visited-style-name="Visited_20_Internet_20_Link"><text:span text:style-name="T14">BaseDotnetTask</text:span></text:a> is <text:a xlink:type="simple" xlink:href="http://msdn.microsoft.com/en-us/library/ms233843.aspx" text:style-name="Internet_20_link" text:visited-style-name="Visited_20_Internet_20_Link">Serializable</text:a>. This is a requirement: since the tasks are intended for execution on remote nodes, they need to be converted to a binary format which can be transported over network connections.</text:p>
      <text:p text:style-name="P8"/>
      <text:p text:style-name="P9">The <text:span text:style-name="Code_20_char">Execute()</text:span> method contains the code that will be executed by the remote nodes and must be implemented in all <text:soft-page-break/><text:span text:style-name="T15">concrete </text:span>subclasses. Here is an example of a very simple task:</text:p>
      <text:p text:style-name="P9"/>
      <text:p text:style-name="Code_20_block">[Serializable()]</text:p>
      <text:p text:style-name="Code_20_block">public class MyTask : BaseDotnetTask {</text:p>
      <text:p text:style-name="Code_20_block"><text:s text:c="2"/>public MyTask() {</text:p>
      <text:p text:style-name="Code_20_block"><text:s text:c="2"/>}</text:p>
      <text:p text:style-name="Code_20_block"/>
      <text:p text:style-name="Code_20_block"><text:s text:c="2"/><text:span text:style-name="T5">// Execute this task</text:span></text:p>
      <text:p text:style-name="Code_20_block"><text:s text:c="2"/>public override void Execute() {</text:p>
      <text:p text:style-name="Code_20_block"><text:s text:c="4"/>Console.WriteLine("Hello from a .Net task");</text:p>
      <text:p text:style-name="Code_20_block"><text:s text:c="4"/>Result = "execution successful";</text:p>
      <text:p text:style-name="Code_20_block"><text:s text:c="2"/>}</text:p>
      <text:p text:style-name="Code_20_block">}</text:p>
      <text:p text:style-name="P10"/>
      <text:p text:style-name="P10">Once a task has been executed, it is returned to the client in its new state. From the client side, you can then get the updated values of its properties and fields, in particular its <text:span text:style-name="Code_20_char">Result</text:span> and <text:span text:style-name="Code_20_char">Exception</text:span> properties, as in this example:</text:p>
      <text:p text:style-name="P10"/>
      <text:p text:style-name="Code_20_block">MyTask task = new MyTask();</text:p>
      <text:p text:style-name="P73">// ... execute the task on the grid ...</text:p>
      <text:p text:style-name="Code_20_block">MyTask resultTask = ...;</text:p>
      <text:p text:style-name="Code_20_block">if (resultTask.Exception != null) {</text:p>
      <text:p text:style-name="Code_20_block"><text:s text:c="2"/><text:span text:style-name="T5">// handle the exception</text:span></text:p>
      <text:p text:style-name="Code_20_block">} else {</text:p>
      <text:p text:style-name="P76"><text:s text:c="2"/><text:span text:style-name="T5">// </text:span><text:span text:style-name="T7">print out "task result: execution successful"</text:span></text:p>
      <text:p text:style-name="P76"><text:s text:c="2"/>Console.Writeline("task result: " + resultTask.Result);</text:p>
      <text:p text:style-name="Code_20_block">}</text:p>
      <text:list xml:id="list92011521151460" text:continue-numbering="true" text:style-name="Outline">
        <text:list-item>
          <text:list>
            <text:list-item>
              <text:list>
                <text:list-item>
                  <text:list>
                    <text:list-item>
                      <text:h text:style-name="Heading_20_4" text:outline-level="4">Exception handling</text:h>
                    </text:list-item>
                  </text:list>
                </text:list-item>
              </text:list>
            </text:list-item>
          </text:list>
        </text:list-item>
      </text:list>
      <text:p text:style-name="P10">Any uncaught exception raised during the excution of the <text:span text:style-name="Code_20_char">Execute()</text:span> method is captured by the <text:span text:style-name="Code_20_char">Exception</text:span> property, so that it can be sent back to the client side and let the client know that an error occurred. You may also want to capture any exception by yourself from within a <text:span text:style-name="Code_20_char">try {} catch {}</text:span> statement and set the value of <text:span text:style-name="Code_20_char">Exception</text:span> accordingly. For example:</text:p>
      <text:p text:style-name="P10"/>
      <text:p text:style-name="Code_20_block">[Serializable()]</text:p>
      <text:p text:style-name="Code_20_block">public class MyTask : BaseDotnetTask {</text:p>
      <text:p text:style-name="Code_20_block"><text:s text:c="2"/>public override void Execute() {</text:p>
      <text:p text:style-name="Code_20_block"><text:s text:c="4"/>try {</text:p>
      <text:p text:style-name="Code_20_block"><text:s text:c="6"/><text:span text:style-name="T5">// ... do something ...</text:span></text:p>
      <text:p text:style-name="Code_20_block"><text:s text:c="6"/>Result = "execution successful";</text:p>
      <text:p text:style-name="Code_20_block"><text:s text:c="4"/>} catch (Exception e) {</text:p>
      <text:p text:style-name="Code_20_block"><text:s text:c="6"/>Exception = e;</text:p>
      <text:p text:style-name="Code_20_block"><text:s text:c="6"/>Result = "execution failure";</text:p>
      <text:p text:style-name="Code_20_block"><text:s text:c="4"/>}</text:p>
      <text:p text:style-name="Code_20_block"><text:s text:c="2"/>}</text:p>
      <text:p text:style-name="Code_20_block">}</text:p>
      <text:p text:style-name="Code_20_block"/>
      <text:p text:style-name="P73">// on the client side</text:p>
      <text:p text:style-name="Code_20_block">MyTask resultTask = ...;</text:p>
      <text:p text:style-name="Code_20_block">if (resultTask.Exception != null) {</text:p>
      <text:p text:style-name="Code_20_block"><text:s text:c="2"/>Console.Writeline("task raised an exception " + <text:s/>resultTask.Exception);</text:p>
      <text:p text:style-name="Code_20_block">} else {</text:p>
      <text:p text:style-name="Code_20_block"><text:s text:c="2"/>Console.Writeline("task result: " + resultTask.Result);</text:p>
      <text:p text:style-name="Code_20_block">}</text:p>
      <text:list xml:id="list92011521157699" text:continue-numbering="true" text:style-name="Outline">
        <text:list-item>
          <text:list>
            <text:list-item>
              <text:list>
                <text:list-item>
                  <text:list>
                    <text:list-item>
                      <text:h text:style-name="Heading_20_4" text:outline-level="4">Task cancellation and timeout</text:h>
                    </text:list-item>
                  </text:list>
                </text:list-item>
              </text:list>
            </text:list-item>
          </text:list>
        </text:list-item>
      </text:list>
      <text:p text:style-name="P11"><text:a xlink:type="simple" xlink:href="http://www.jppf.org/csdoc-5/classorg_1_1jppf_1_1dotnet_1_1_base_dotnet_task.html" text:style-name="Internet_20_link" text:visited-style-name="Visited_20_Internet_20_Link"><text:span text:style-name="T14">BaseDotnetTask</text:span></text:a> <text:span text:style-name="T16">provides two callback methods, </text:span><text:span text:style-name="Code_20_char"><text:span text:style-name="T16">OnCancel()</text:span></text:span><text:span text:style-name="T16"> and </text:span><text:span text:style-name="Code_20_char"><text:span text:style-name="T16">OnTimeout()</text:span></text:span><text:span text:style-name="T16">, which are invoked whenever a task is cancelled or times out, respectively. These methods can be overriden in subclasses and used to perform cleanup (or other) operations.</text:span></text:p>
      <text:p text:style-name="P11"/>
      <text:p text:style-name="P13">Upon cancellation or timeout, the thread executing the task may be interrupted, but only if it is in an <text:a xlink:type="simple" xlink:href="http://msdn.microsoft.com/en-us/library/system.threading.thread.interrupt(v=vs.110).aspx" text:style-name="Internet_20_link" text:visited-style-name="Visited_20_Internet_20_Link">interruptible state</text:a>. In any case, the values or the corresponding read-only properties <text:span text:style-name="Code_20_char">Cancelled</text:span> and <text:span text:style-name="Code_20_char">TimedOut</text:span> are set accordingly. This allows the code in the tasks to checkfor their cancelled or timeout state at any time.</text:p>
      <text:p text:style-name="P13"/>
      <text:p text:style-name="P13"/>
      <text:p text:style-name="P99">The task timeout <text:span text:style-name="T17">can be </text:span>set <text:span text:style-name="T17">in two ways:</text:span></text:p>
      <text:p text:style-name="P13"/>
      <text:p text:style-name="P15"><text:span text:style-name="T18">1. </text:span>With the <text:a xlink:type="simple" xlink:href="http://www.jppf.org/csdoc-5/classorg_1_1jppf_1_1dotnet_1_1_base_dotnet_task.html" text:style-name="Internet_20_link" text:visited-style-name="Visited_20_Internet_20_Link">BaseDotnetTask.TimeoutSchedule</text:a> property:</text:p>
      <text:p text:style-name="P14"/>
      <text:p text:style-name="Code_20_block">public class MyTask : BaseDotnetTask {</text:p>
      <text:p text:style-name="Code_20_block"><text:s text:c="2"/>...</text:p>
      <text:p text:style-name="Code_20_block">}</text:p>
      <text:p text:style-name="Code_20_block"/>
      <text:p text:style-name="Code_20_block">MyTask myTask = new MyTask();</text:p>
      <text:p text:style-name="P73">// time out after 5 seconds</text:p>
      <text:p text:style-name="P77">myTask.TimeoutSchedule = new JPPFSchedule(5000);</text:p>
      <text:p text:style-name="P14"/>
      <text:p text:style-name="P15"><text:span text:style-name="T18">2. </text:span>With the <text:a xlink:type="simple" xlink:href="http://www.jppf.org/csdoc-5/interfaceorg_1_1jppf_1_1node_1_1protocol_1_1_task.html" text:style-name="Internet_20_link" text:visited-style-name="Visited_20_Internet_20_Link">Task</text:a> instance returned when adding the task to a job:</text:p>
      <text:p text:style-name="P14"/>
      <text:p text:style-name="P79">JPPFJob job = new JPPFJob();</text:p>
      <text:p text:style-name="Code_20_block"/>
      <text:p text:style-name="Code_20_block">MyTask task = new MyTask();</text:p>
      <text:p text:style-name="Code_20_block">Task jppfTask = job.add(myTask);</text:p>
      <text:p text:style-name="P73">// timeout after 5 seconds</text:p>
      <text:p text:style-name="P77">jppfTask.setTimeoutSchedule(new JPPFSchedule(5000));</text:p>
      <text:p text:style-name="P73">// or in a single statement:</text:p>
      <text:p text:style-name="P77">job.add(new MyTask()).setTimeoutSchedule(new JPPFSchedule(5000));</text:p>
      <text:list xml:id="list92011537163457" text:continue-numbering="true" text:style-name="Outline">
        <text:list-item>
          <text:list>
            <text:list-item>
              <text:list>
                <text:list-item>
                  <text:h text:style-name="P121" text:outline-level="3">JPPF jobs with the .N<text:span text:style-name="T61">e</text:span>t bridge</text:h>
                </text:list-item>
              </text:list>
            </text:list-item>
          </text:list>
        </text:list-item>
      </text:list>
      <text:p text:style-name="P12"><text:span text:style-name="T19">JPPF jobs are created and used almost exactly as in Java: by using the class </text:span><text:a xlink:type="simple" xlink:href="http://www.jppf.org/csdoc-5/classorg_1_1jppf_1_1client_1_1_j_p_p_f_job.html" text:style-name="Internet_20_link" text:visited-style-name="Visited_20_Internet_20_Link"><text:span text:style-name="T19">JPPFJob</text:span></text:a><text:span text:style-name="T19">. The differences relate to how tasks are added to a job, how their execution result is accessed <text:s/>and job listeners, detailed in the next sections.</text:span></text:p>
      <text:list xml:id="list92011537182368" text:continue-numbering="true" text:style-name="Outline">
        <text:list-item>
          <text:list>
            <text:list-item>
              <text:list>
                <text:list-item>
                  <text:list>
                    <text:list-item>
                      <text:h text:style-name="Heading_20_4" text:outline-level="4">Executing on .Net-capable nodes</text:h>
                    </text:list-item>
                  </text:list>
                </text:list-item>
              </text:list>
            </text:list-item>
          </text:list>
        </text:list-item>
      </text:list>
      <text:p text:style-name="P72">The jobs submitted from a .Net client must be executed on .Net-capable nodes, otherwise all their tasks will end in error. To avoid this, you will need to specify an <text:a xlink:type="simple" xlink:href="http://www.jppf.org/doc/v5/index.php?title=Execution_Policies" text:style-name="Internet_20_link" text:visited-style-name="Visited_20_Internet_20_Link">execution policy</text:a> in the <text:a xlink:type="simple" xlink:href="http://www.jppf.org/doc/v5/index.php?title=Job_Service_Level_Agreement" text:style-name="Internet_20_link" text:visited-style-name="Visited_20_Internet_20_Link">job SLA</text:a>, which filters out undesirable nodes. Each .Net-capable node has the following boolean configuration property set to true:</text:p>
      <text:p text:style-name="P72"/>
      <text:p text:style-name="Code_20_block">jppf.dotnet.bridge.initialized = true</text:p>
      <text:p text:style-name="P12"/>
      <text:p text:style-name="P72">This can used in an execution policy as follows:</text:p>
      <text:p text:style-name="P72"/>
      <text:p text:style-name="Code_20_block">JPPFJob job = new JPPFJob();</text:p>
      <text:p text:style-name="P73">// execute only on .Net-capable nodes</text:p>
      <text:p text:style-name="P77">ExecutionPolicy dotnetPolicy = new Equal("jppf.dotnet.bridge.initialized", true);</text:p>
      <text:p text:style-name="P77">job.getSLA().setExecutionPolicy(dotnetPolicy);</text:p>
      <text:p text:style-name="P73">// add tasks, submit the job, etc...</text:p>
      <text:p text:style-name="P72"/>
      <text:p text:style-name="P72">If a finer filtering is required, you ca<text:span text:style-name="T63">n</text:span> always combine the .<text:span text:style-name="T63">Net</text:span> execution policy with other execution policy predicates. For <text:span text:style-name="T62">instance</text:span>, in the following <text:span text:style-name="T62">code example </text:span>we specify that the tasks should only be executed in .Net-capable nodes that have 4 or more processors:</text:p>
      <text:p text:style-name="P72"/>
      <text:p text:style-name="Code_20_block">JPPFJob job = new JPPFJob();</text:p>
      <text:p text:style-name="Code_20_block">ExecutionPolicy dotnetPolicy = new Equal("jppf.dotnet.bridge.initialized", true);</text:p>
      <text:p text:style-name="P73">// execute only on .Net-capable nodes with at least 4 CPUs</text:p>
      <text:p text:style-name="P77">ExecutionPolicy fullPolicy = dotnetPolicy.and(new AtLeast("availableProcessors", 4));</text:p>
      <text:p text:style-name="Code_20_block">job.getSLA().setExecutionPolicy(<text:span text:style-name="T64">full</text:span>Policy);</text:p>
      <text:p text:style-name="Code_20_block">...</text:p>
      <text:list xml:id="list92011537163372" text:continue-numbering="true" text:style-name="Outline">
        <text:list-item>
          <text:list>
            <text:list-item>
              <text:list>
                <text:list-item>
                  <text:list>
                    <text:list-item>
                      <text:h text:style-name="Heading_20_4" text:outline-level="4">Adding tasks</text:h>
                    </text:list-item>
                  </text:list>
                </text:list-item>
              </text:list>
            </text:list-item>
          </text:list>
        </text:list-item>
      </text:list>
      <text:p text:style-name="P16">As we have seen in the <text:a xlink:type="simple" xlink:href="#1.2.2.Task objects|outline" text:style-name="Internet_20_link" text:visited-style-name="Visited_20_Internet_20_Link">previous section</text:a>, the tasks must inherit from <text:a xlink:type="simple" xlink:href="http://www.jppf.org/csdoc-5/classorg_1_1jppf_1_1dotnet_1_1_base_dotnet_task.html" text:style-name="Internet_20_link" text:visited-style-name="Visited_20_Internet_20_Link"><text:span text:style-name="T14">BaseDotnetTask</text:span></text:a>. To accomodate this, the .Net bridge provides an <text:a xlink:type="simple" xlink:href="http://www.jppf.org/csdoc-5/classorg_1_1jppf_1_1dotnet_1_1_j_p_p_f_job_extensions.html" text:style-name="Internet_20_link" text:visited-style-name="Visited_20_Internet_20_Link">extension</text:a> to <text:a xlink:type="simple" xlink:href="http://www.jppf.org/csdoc-5/classorg_1_1jppf_1_1client_1_1_j_p_p_f_job.html" text:style-name="Internet_20_link" text:visited-style-name="Visited_20_Internet_20_Link"><text:span text:style-name="T19">JPPFJob</text:span></text:a> to add a task to a job:</text:p>
      <text:p text:style-name="P16"/>
      <text:p text:style-name="Code_20_block">public static class JPPFJobExtensions {</text:p>
      <text:p text:style-name="Code_20_block"><text:s text:c="2"/><text:span text:style-name="T5">// Add a .Net task to the specified job</text:span></text:p>
      <text:p text:style-name="Code_20_block"><text:s text:c="2"/>public static Task add(this JPPFJob job, BaseDotnetTask task)</text:p>
      <text:p text:style-name="Code_20_block">}</text:p>
      <text:p text:style-name="P16"/>
      <text:p text:style-name="P16"/>
      <text:p text:style-name="P104"><text:span text:style-name="T20">A</text:span> <text:span text:style-name="T20">typical usage is then like this:</text:span></text:p>
      <text:p text:style-name="P16"/>
      <text:p text:style-name="P73">// public class MyTask : BaseDotnetTask { ... }</text:p>
      <text:p text:style-name="Code_20_block">JPPFJob job = new JPPFJob();</text:p>
      <text:p text:style-name="Code_20_block">job.setName(".Net job");</text:p>
      <text:p text:style-name="Code_20_block">Task jppfTask = job.add(new MyTask());</text:p>
      <text:p text:style-name="P17"/>
      <text:p text:style-name="P17">The returned <text:span text:style-name="Code_20_char">Task</text:span> object can then be used to set a <text:a xlink:type="simple" xlink:href="#1.2.2.3.Task cancellation and timeout|outline" text:style-name="Internet_20_link" text:visited-style-name="Visited_20_Internet_20_Link">time out</text:a> on the task.</text:p>
      <text:list xml:id="list92011537176192" text:continue-numbering="true" text:style-name="Outline">
        <text:list-item>
          <text:list>
            <text:list-item>
              <text:list>
                <text:list-item>
                  <text:list>
                    <text:list-item>
                      <text:h text:style-name="Heading_20_4" text:outline-level="4">Getting the execution results</text:h>
                    </text:list-item>
                  </text:list>
                </text:list-item>
              </text:list>
            </text:list-item>
          </text:list>
        </text:list-item>
      </text:list>
      <text:p text:style-name="P18">All the JPPF APIs <text:span text:style-name="T26">that</text:span> <text:span text:style-name="T21">provide</text:span> <text:span text:style-name="T21">tasks execution results return a </text:span><text:a xlink:type="simple" xlink:href="https://docs.oracle.com/javase/7/docs/javadoc/5.2/index.html?java/util/List.html" text:style-name="Internet_20_link" text:visited-style-name="Visited_20_Internet_20_Link"><text:span text:style-name="T21">java.util.List</text:span></text:a><text:span text:style-name="T21"> of </text:span><text:a xlink:type="simple" xlink:href="http://www.jppf.org/csdoc-5/interfaceorg_1_1jppf_1_1node_1_1protocol_1_1_task.html" text:style-name="Internet_20_link" text:visited-style-name="Visited_20_Internet_20_Link"><text:span text:style-name="T21">Task</text:span></text:a><text:span text:style-name="T21"> objects. Since the tasks initially submitted are subclasses of </text:span><text:span text:style-name="Code_20_char"><text:span text:style-name="T21">BaseDotnetTask</text:span></text:span><text:span text:style-name="T21">, an API is required to convert </text:span><text:span text:style-name="Code_20_char"><text:span text:style-name="T21">Task</text:span></text:span><text:span text:style-name="T21"> objects into </text:span><text:span text:style-name="Code_20_char"><text:span text:style-name="T21">BaseDotnetTask</text:span></text:span><text:span text:style-name="T21"> objects which can be used on the .Net side. This is implemented as an extension method on </text:span><text:a xlink:type="simple" xlink:href="http://www.jppf.org/csdoc-5/interfaceorg_1_1jppf_1_1node_1_1protocol_1_1_task.html" text:style-name="Internet_20_link" text:visited-style-name="Visited_20_Internet_20_Link"><text:span text:style-name="T21">Task</text:span></text:a><text:span text:style-name="T21">:</text:span></text:p>
      <text:p text:style-name="P17"/>
      <text:p text:style-name="Code_20_block">public static class JPPF<text:span text:style-name="T50">Task</text:span>Extensions {</text:p>
      <text:p text:style-name="Code_20_block"><text:s text:c="2"/><text:span text:style-name="T5">// Convert a JPPF Task into a BaseDotnetTask</text:span></text:p>
      <text:p text:style-name="Code_20_block"><text:s text:c="2"/>public static BaseDotnetTask <text:span text:style-name="T50">A</text:span>sBaseDotnetTask(this Task task)</text:p>
      <text:p text:style-name="Code_20_block">}</text:p>
      <text:p text:style-name="P19"/>
      <text:p text:style-name="P19">A typical usage would be as follows:</text:p>
      <text:p text:style-name="P19"/>
      <text:p text:style-name="Code_20_block">JPPFJob job = new JPPFJob();</text:p>
      <text:p text:style-name="Code_20_block">Task jppfTask = job.add(new MyTask());</text:p>
      <text:p text:style-name="Code_20_block">JPPFClient client = new JPPFClient();</text:p>
      <text:p text:style-name="Code_20_block">java.util.List results = client.submitJob(job);</text:p>
      <text:p text:style-name="Code_20_block">for (int i=0; i&lt;results.size(); i++) {</text:p>
      <text:p text:style-name="Code_20_block"><text:s text:c="2"/>Task jppfTask = (Task) results.get(i);</text:p>
      <text:p text:style-name="Code_20_block"><text:s text:c="2"/><text:span text:style-name="T22">BaseDotnetTask actualTask = </text:span><text:span text:style-name="T25">jppfTask</text:span><text:span text:style-name="T22">.</text:span><text:span text:style-name="T25">A</text:span><text:span text:style-name="T22">s</text:span><text:span text:style-name="T25">Base</text:span><text:span text:style-name="T22">DotnetTask();</text:span></text:p>
      <text:p text:style-name="Code_20_block"><text:s text:c="2"/><text:span text:style-name="T5">// ... process the result ...</text:span></text:p>
      <text:p text:style-name="Code_20_block">}</text:p>
      <text:list xml:id="list92011537177800" text:continue-numbering="true" text:style-name="Outline">
        <text:list-item>
          <text:list>
            <text:list-item>
              <text:list>
                <text:list-item>
                  <text:list>
                    <text:list-item>
                      <text:h text:style-name="Heading_20_4" text:outline-level="4">Job listeners</text:h>
                    </text:list-item>
                  </text:list>
                </text:list-item>
              </text:list>
            </text:list-item>
          </text:list>
        </text:list-item>
      </text:list>
      <text:p text:style-name="P20">Since the .Net bridge does not allow cross-boundaries class inheritance, it is not possible for a .Net class to implement a Java interface. In particular, the JobListener interface cannot be implemented directly. To work around this problem, a specific listener class <text:a xlink:type="simple" xlink:href="http://www.jppf.org/csdoc-5/classorg_1_1jppf_1_1dotnet_1_1_base_dotnet_job_listener.html" text:style-name="Internet_20_link" text:visited-style-name="Visited_20_Internet_20_Link">BaseDotnetJobListener</text:a> is provided, which is defined as:</text:p>
      <text:p text:style-name="P20"/>
      <text:p text:style-name="Code_20_block">public class BaseDotnetJobListener {</text:p>
      <text:p text:style-name="P80"><text:s text:c="2"/><text:span text:style-name="T5">// </text:span><text:span text:style-name="T8">Called when the job is submitted or re-submitted</text:span></text:p>
      <text:p text:style-name="Code_20_block"><text:s text:c="2"/>public virtual void JobStarted(JobEvent jobEvent)</text:p>
      <text:p text:style-name="Code_20_block"/>
      <text:p text:style-name="P80"><text:s text:c="2"/><text:span text:style-name="T5">// </text:span><text:span text:style-name="T8">Called when the job has completed</text:span></text:p>
      <text:p text:style-name="Code_20_block"><text:s text:c="2"/>public virtual void JobEnded(JobEvent jobEvent)</text:p>
      <text:p text:style-name="Code_20_block"/>
      <text:p text:style-name="P80"><text:s text:c="2"/><text:span text:style-name="T5">// </text:span><text:span text:style-name="T8">Called when a set of tasks is dispatched to the server</text:span></text:p>
      <text:p text:style-name="Code_20_block"><text:s text:c="2"/>public virtual void JobDispatched(JobEvent jobEvent)</text:p>
      <text:p text:style-name="Code_20_block"/>
      <text:p text:style-name="P80"><text:s text:c="2"/><text:span text:style-name="T5">// </text:span><text:span text:style-name="T8">Called when a set of tasks returns from the server</text:span></text:p>
      <text:p text:style-name="Code_20_block"><text:s text:c="2"/>public virtual void JobReturned(JobEvent jobEvent)</text:p>
      <text:p text:style-name="Code_20_block">}</text:p>
      <text:p text:style-name="P21"/>
      <text:p text:style-name="P22">As for adding a task, a JPPFJob extension is provided to register a job listener:</text:p>
      <text:p text:style-name="P22"/>
      <text:p text:style-name="Code_20_block">public static class JPPFJobExtensions {</text:p>
      <text:p text:style-name="Code_20_block"><text:s text:c="2"/><text:span text:style-name="T5">// Add a .Net job listener to the specified job</text:span></text:p>
      <text:p text:style-name="Code_20_block"><text:s text:c="2"/>public static void addJobListener(this JPPFJob job, BaseDotnetJobListener listener)</text:p>
      <text:p text:style-name="Code_20_block">}</text:p>
      <text:p text:style-name="P22"/>
      <text:p text:style-name="P22"/>
      <text:p text:style-name="P105">For example, let's define a job listener which prints job events to the output console:</text:p>
      <text:p text:style-name="P22"/>
      <text:p text:style-name="Code_20_block">public class MyJobListener : BaseDotnetJobListener {</text:p>
      <text:p text:style-name="Code_20_block"><text:s text:c="2"/>public MyJobListener() {</text:p>
      <text:p text:style-name="Code_20_block"><text:s text:c="2"/>}</text:p>
      <text:p text:style-name="Code_20_block"/>
      <text:p text:style-name="Code_20_block"><text:s text:c="2"/>public override void JobStarted(JobEvent jobEvent) {</text:p>
      <text:p text:style-name="Code_20_block"><text:s text:c="4"/>WriteEvent(jobEvent, "started");</text:p>
      <text:p text:style-name="Code_20_block"><text:s text:c="2"/>}</text:p>
      <text:p text:style-name="Code_20_block"/>
      <text:p text:style-name="Code_20_block"><text:s text:c="2"/>public override void JobEnded(JobEvent jobEvent) {</text:p>
      <text:p text:style-name="Code_20_block"><text:s text:c="4"/>WriteEvent(jobEvent, "ended");</text:p>
      <text:p text:style-name="Code_20_block"><text:s text:c="2"/>}</text:p>
      <text:p text:style-name="Code_20_block"/>
      <text:p text:style-name="Code_20_block"><text:s text:c="2"/>public override void JobDispatched(JobEvent jobEvent) {</text:p>
      <text:p text:style-name="Code_20_block"><text:s text:c="4"/>WriteEvent(jobEvent, "dispatched");</text:p>
      <text:p text:style-name="Code_20_block"><text:s text:c="2"/>}</text:p>
      <text:p text:style-name="Code_20_block"/>
      <text:p text:style-name="Code_20_block"><text:s text:c="2"/>public override void JobReturned(JobEvent jobEvent) {</text:p>
      <text:p text:style-name="Code_20_block"><text:s text:c="4"/>WriteEvent(jobEvent, "returned");</text:p>
      <text:p text:style-name="Code_20_block"><text:s text:c="2"/>}</text:p>
      <text:p text:style-name="Code_20_block"/>
      <text:p text:style-name="Code_20_block"><text:s text:c="2"/><text:span text:style-name="T5">// Print the specified job event to the console</text:span></text:p>
      <text:p text:style-name="Code_20_block"><text:s text:c="2"/>public void WriteEvent(JobEvent jobEvent, string type) {</text:p>
      <text:p text:style-name="Code_20_block"><text:s text:c="4"/>JPPFJob job = jobEvent.getJob();</text:p>
      <text:p text:style-name="Code_20_block"><text:s text:c="4"/>java.util.List tasks = jobEvent.getJobTasks();</text:p>
      <text:p text:style-name="Code_20_block"><text:s text:c="4"/>Console.WriteLine("[.Net] Job '" + job.getName() + "' " + type +</text:p>
      <text:p text:style-name="Code_20_block"><text:s text:c="6"/>(tasks != null ? " with " + tasks.size() + " tasks" : ""));</text:p>
      <text:p text:style-name="Code_20_block"><text:s text:c="2"/>}</text:p>
      <text:p text:style-name="Code_20_block">}</text:p>
      <text:p text:style-name="P22"/>
      <text:p text:style-name="P23">The following code illustrates how to register this listener with a job:</text:p>
      <text:p text:style-name="P23"/>
      <text:p text:style-name="Code_20_block">JPPFJob job = ...;</text:p>
      <text:p text:style-name="Code_20_block">job.addJobListener(new MyJobListener());</text:p>
      <text:p text:style-name="P23"/>
      <text:p text:style-name="P66"/>
      <text:list xml:id="list92011552182610" text:continue-numbering="true" text:style-name="Outline">
        <text:list-item>
          <text:list>
            <text:list-item>
              <text:list>
                <text:list-item>
                  <text:h text:style-name="P122" text:outline-level="3">Executor services</text:h>
                </text:list-item>
              </text:list>
            </text:list-item>
          </text:list>
        </text:list-item>
      </text:list>
      <text:p text:style-name="P67">The classes <text:a xlink:type="simple" xlink:href="http://www.jppf.org/csdoc-5/classorg_1_1jppf_1_1client_1_1concurrent_1_1_j_p_p_f_executor_service.html" text:style-name="Internet_20_link" text:visited-style-name="Visited_20_Internet_20_Link">JPPFExecutorService</text:a> and <text:s/><text:a xlink:type="simple" xlink:href="http://www.jppf.otg/csdoc-5/classorg_1_1jppf_1_1client_1_1concurrent_1_1_j_p_p_f_completion_service.html" text:style-name="Internet_20_link" text:visited-style-name="Visited_20_Internet_20_Link">JPPFCompletionService</text:a> both have a <text:span text:style-name="Code_20_char">Submit(BaseDotnetTask)</text:span> extension method which enables them to handle .Net workloads:</text:p>
      <text:p text:style-name="P67"/>
      <text:p text:style-name="Code_20_block">public static class JPPFExecutorServiceExtensions {</text:p>
      <text:p text:style-name="Code_20_block"><text:s text:c="2"/><text:span text:style-name="T5">// Submit a .Net task with the specified executor service</text:span></text:p>
      <text:p text:style-name="Code_20_block"><text:s text:c="2"/>public static Future Submit(this JPPFExecutorService executor, BaseDotnetTask task)</text:p>
      <text:p text:style-name="Code_20_block"/>
      <text:p text:style-name="Code_20_block"><text:s text:c="2"/><text:span text:style-name="T5">// Submit a .Net task with the specified completion service</text:span></text:p>
      <text:p text:style-name="P96"><text:s text:c="2"/>public static Future Submit(</text:p>
      <text:p text:style-name="P96"><text:s text:c="4"/>this JPPFCompletionService completionService, BaseDotnetTask task)</text:p>
      <text:p text:style-name="Code_20_block">}</text:p>
      <text:p text:style-name="P67"/>
      <text:p text:style-name="P67">Example usage for a <text:span text:style-name="Code_20_char">JPPFExecutorService</text:span>:</text:p>
      <text:p text:style-name="P67"/>
      <text:p text:style-name="Code_20_block">JPPFClient client = new JPPFClient)(;</text:p>
      <text:p text:style-name="Code_20_block">JPPFExecutorService executor = new JPPFExecutorService(client);</text:p>
      <text:p text:style-name="P73">// send tasks 1 at a time</text:p>
      <text:p text:style-name="Code_20_block">executor.setBatchSize(1);</text:p>
      <text:p text:style-name="Code_20_block">IList&lt;Future&gt; futures = new List&lt;Future&gt;();</text:p>
      <text:p text:style-name="Code_20_block">for (int i=0; i &lt;3; i++) futures.Add(executor.Submit(new MyDotnetTask(100)));</text:p>
      <text:p text:style-name="P73">// process results <text:span text:style-name="T51">in the order the tasks were submitted</text:span></text:p>
      <text:p text:style-name="Code_20_block">foreach (Future future in futures) {</text:p>
      <text:p text:style-name="Code_20_block"><text:s text:c="2"/><text:span text:style-name="T5">// future.get() either returns the value of myTask.Result after execution</text:span></text:p>
      <text:p text:style-name="Code_20_block"><text:s text:c="2"/><text:span text:style-name="T5">// or throws an eventual exception that was raised</text:span></text:p>
      <text:p text:style-name="Code_20_block"><text:s text:c="2"/>try {</text:p>
      <text:p text:style-name="Code_20_block"><text:s text:c="4"/>object result = future.get();</text:p>
      <text:p text:style-name="Code_20_block"><text:s text:c="4"/><text:span text:style-name="T5">// </text:span><text:span text:style-name="T12">process the result ...</text:span></text:p>
      <text:p text:style-name="Code_20_block"><text:s text:c="2"/>} catch(Exception e) {</text:p>
      <text:p text:style-name="Code_20_block"><text:s text:c="4"/><text:span text:style-name="T5">// </text:span><text:span text:style-name="T12">handle the exception ...</text:span></text:p>
      <text:p text:style-name="Code_20_block"><text:s text:c="2"/>}</text:p>
      <text:p text:style-name="Code_20_block">}</text:p>
      <text:p text:style-name="Code_20_block">executor.shutdownNow();</text:p>
      <text:p text:style-name="P68"/>
      <text:p text:style-name="P69">And for a <text:span text:style-name="Code_20_char">JPPFCompletionService</text:span>:</text:p>
      <text:p text:style-name="P69"/>
      <text:p text:style-name="P97">JPPFClient client = new JPPFClient)(;</text:p>
      <text:p text:style-name="P97">JPPFExecutorService executor = new JPPFExecutorService(client);</text:p>
      <text:p text:style-name="P97">JPPFCompletionService completionService = new JPPFCompletionService(executor);</text:p>
      <text:p text:style-name="P73">// send tasks <text:span text:style-name="T52">3</text:span> at a time</text:p>
      <text:p text:style-name="Code_20_block">executor.setBatchSize(<text:span text:style-name="T52">3</text:span>);</text:p>
      <text:p text:style-name="Code_20_block">for (int i = 0; i &lt; 3; i++) completionService.Submit(new MyDotnetTask(100));</text:p>
      <text:p text:style-name="Code_20_block">int count = 0;</text:p>
      <text:p text:style-name="P73">// <text:span text:style-name="T51">process the results in the order in which they arrive</text:span></text:p>
      <text:p text:style-name="Code_20_block">while (count &lt; 3) {</text:p>
      <text:p text:style-name="Code_20_block"><text:s text:c="2"/><text:span text:style-name="T5">// get the next completed task</text:span></text:p>
      <text:p text:style-name="Code_20_block"><text:s text:c="2"/>Future future = completionService.poll();</text:p>
      <text:p text:style-name="Code_20_block"><text:s text:c="2"/>count++;</text:p>
      <text:p text:style-name="Code_20_block"><text:s text:c="2"/>try {</text:p>
      <text:p text:style-name="Code_20_block"><text:s text:c="4"/>object result = future.get();</text:p>
      <text:p text:style-name="Code_20_block"><text:s text:c="4"/><text:span text:style-name="T5">// process the result ...</text:span></text:p>
      <text:p text:style-name="Code_20_block"><text:s text:c="2"/>} catch(Exception e) {</text:p>
      <text:p text:style-name="Code_20_block"><text:s text:c="4"/><text:span text:style-name="T5">// handle the exception ...</text:span></text:p>
      <text:p text:style-name="Code_20_block"><text:s text:c="2"/>}</text:p>
      <text:p text:style-name="Code_20_block">}</text:p>
      <text:p text:style-name="Code_20_block">executor.shutdownNow();</text:p>
      <text:p text:style-name="P69"/>
      <text:p text:style-name="P69"/>
      <text:list xml:id="list92011552159363" text:continue-numbering="true" text:style-name="Outline">
        <text:list-item>
          <text:list>
            <text:list-item>
              <text:h text:style-name="P118" text:outline-level="2">Management and monitoring</text:h>
            </text:list-item>
          </text:list>
        </text:list-item>
      </text:list>
      <text:p text:style-name="P24">In the JPPF .Net bridge, the grid monitoring and management APIs rely on the underlying JMX (Java Management Extensions) layer provided by the JVM. Except for a few important points, these APIs are exactly the same as for a Java-based JPPF application. It is recommended to take a look at the <text:a xlink:type="simple" xlink:href="http://www.jppf.org/doc/v5/index.php?title=Management_and_monitoring" text:style-name="Internet_20_link" text:visited-style-name="Visited_20_Internet_20_Link">related documentation</text:a> before reading the next sections.</text:p>
      <text:list xml:id="list92011552178934" text:continue-numbering="true" text:style-name="Outline">
        <text:list-item>
          <text:list>
            <text:list-item>
              <text:list>
                <text:list-item>
                  <text:h text:style-name="Heading_20_3" text:outline-level="3">Using <text:span text:style-name="T27">JMX</text:span> reflective methods</text:h>
                </text:list-item>
              </text:list>
            </text:list-item>
          </text:list>
        </text:list-item>
      </text:list>
      <text:p text:style-name="P25">The JPPF APIs based on JMX provide the ability to invoke methods on remote MBeans, by passing the appropriate parameters. This ability is avalaible from the class <text:a xlink:type="simple" xlink:href="http://www.jppf.org/csdoc-5/classorg_1_1jppf_1_1management_1_1_j_m_x_connection_wrapper.html" text:style-name="Internet_20_link" text:visited-style-name="Visited_20_Internet_20_Link">JMXConnectionWrapper</text:a>, mostly via its subclasses <text:a xlink:type="simple" xlink:href="http://www.jppf.org/csdoc-5/classorg_1_1jppf_1_1management_1_1_j_m_x_driver_connection_wrapper.html" text:style-name="Internet_20_link" text:visited-style-name="Visited_20_Internet_20_Link">JMXDriverConnectionWrapper</text:a> and <text:a xlink:type="simple" xlink:href="http://www.jppf.org/csdoc-5/classorg_1_1jppf_1_1management_1_1_j_m_x_node_connection_wrapper.html" text:style-name="Internet_20_link" text:visited-style-name="Visited_20_Internet_20_Link">JMXNodeConnectionWrapper</text:a>, using the<text:span text:style-name="T28">ir</text:span> <text:span text:style-name="Code_20_char">invoke()</text:span> method:</text:p>
      <text:p text:style-name="P25"/>
      <text:p text:style-name="Code_20_block">public class JMXDriverConnectionWrapper {</text:p>
      <text:p text:style-name="P81"><text:s text:c="2"/>java.lang.Object invoke(java.lang.String mbeanName, java.lang.String methodName, </text:p>
      <text:p text:style-name="P81"><text:s text:c="26"/>java.lang.Object[] parameters, java.lang.String[] signature)</text:p>
      <text:p text:style-name="Code_20_block">}</text:p>
      <text:p text:style-name="P26"/>
      <text:p text:style-name="P26">Note the last two parameters, of type <text:span text:style-name="Code_20_char">java.lang.Object[]</text:span> and <text:span text:style-name="Code_20_char">java.lang.String[]</text:span>, respectively. They must be built explicitely, since the .Net bridge does not provide direct interoperability between these array types and the C# types object[] / string[]. <text:span text:style-name="T29">Here, </text:span><text:span text:style-name="T31">parameters</text:span><text:span text:style-name="T29"> represents the values of the parmaters for the method to invoke, and </text:span><text:span text:style-name="T31">signature</text:span><text:span text:style-name="T29"> represents their Java type names.</text:span></text:p>
      <text:p text:style-name="P26"/>
      <text:p text:style-name="P27">For example, let's say we would like to dynamically change the priority of a job, which can be done by invoking the m<text:span text:style-name="T32">e</text:span>thod <text:span text:style-name="Code_20_char"><text:span text:style-name="T33">updatePriority(java.lang.String jobUuid, java.lang.Integer priority)</text:span></text:span><text:span text:style-name="T33"> on the MBean interface </text:span><text:a xlink:type="simple" xlink:href="http://www.jppf.org/csdoc-5/interfaceorg_1_1jppf_1_1server_1_1job_1_1management_1_1_driver_job_management_m_bean.html" text:style-name="Internet_20_link" text:visited-style-name="Visited_20_Internet_20_Link"><text:span text:style-name="T33">DriverJobManagementMBean</text:span></text:a><text:span text:style-name="T33">:</text:span></text:p>
      <text:p text:style-name="P27"/>
      <text:p text:style-name="P83">JPPFJob job = ...;</text:p>
      <text:p text:style-name="P83">JMXDriverConnectionWrapper jmx = ...;</text:p>
      <text:p text:style-name="P74">// provide the job uuid and the new priority = 4</text:p>
      <text:p text:style-name="P83">java.lang.Object[] parameters = { job.getUuid(), new java.lang.Integer(4) };</text:p>
      <text:p text:style-name="P83">java.lang.String[] signature = { "java.lang.String", "java.lang.Integer" };</text:p>
      <text:p text:style-name="P82">string mbeanName = "org.jppf:name=jobManagement,type=driver";</text:p>
      <text:p text:style-name="P84">jmx.invoke(mbeanName, "updatePriority", parameters, signature);</text:p>
      <text:list xml:id="list92011552156534" text:continue-numbering="true" text:style-name="Outline">
        <text:list-item>
          <text:list>
            <text:list-item>
              <text:list>
                <text:list-item>
                  <text:h text:style-name="Heading_20_3" text:outline-level="3">Static MBean proxies</text:h>
                </text:list-item>
              </text:list>
            </text:list-item>
          </text:list>
        </text:list-item>
      </text:list>
      <text:p text:style-name="P28"><text:span text:style-name="T36">M</text:span>anagement operations are made easier by using proxies to the MBeans, where each proxy implements the declared MBean interface. The standard way in Java is to generate dynamic proxies from the JMX APIs, however this does not work in .Net. To work around this, JPPF provides <text:span text:style-name="T30">static</text:span> proxies which only rely on an instance of <text:a xlink:type="simple" xlink:href="http://www.jppf.org/csdoc-5/classorg_1_1jppf_1_1management_1_1_j_m_x_connection_wrapper.html" text:style-name="Internet_20_link" text:visited-style-name="Visited_20_Internet_20_Link"><text:span text:style-name="T27">JMXConnectionWrapper</text:span></text:a>.</text:p>
      <text:p text:style-name="P28"/>
      <text:p text:style-name="P28">The available static proxy classes, whch cover all JPPF built-in MBeans, are the following:</text:p>
      <text:p text:style-name="P28"/>
      <table:table table:name="Table2" table:style-name="Table2">
        <table:table-column table:style-name="Table2.A"/>
        <table:table-column table:style-name="Table2.B"/>
        <table:table-column table:style-name="Table2.C"/>
        <table:table-row>
          <table:table-cell table:style-name="Table2.A1" office:value-type="string">
            <text:p text:style-name="P107">MBean interface</text:p>
          </table:table-cell>
          <table:table-cell table:style-name="Table2.A1" office:value-type="string">
            <text:p text:style-name="P107">Proxy class</text:p>
          </table:table-cell>
          <table:table-cell table:style-name="Table2.C1" office:value-type="string">
            <text:p text:style-name="P106">Usage</text:p>
          </table:table-cell>
        </table:table-row>
        <table:table-row>
          <table:table-cell table:style-name="Table2.A2" office:value-type="string">
            <text:p text:style-name="P29"><text:a xlink:type="simple" xlink:href="http://www.jppf.org/csdoc-5/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www.jppf.org/csdoc-5/classorg_1_1jppf_1_1management_1_1generated_1_1_driver_diagnostics_m_bean_static_proxy.html" text:style-name="Internet_20_link" text:visited-style-name="Visited_20_Internet_20_Link">DriverDiagnosticsMBeanStaticProxy</text:a></text:p>
          </table:table-cell>
          <table:table-cell table:style-name="Table2.C2" office:value-type="string">
            <text:p text:style-name="P29">JVM diagnostics for a driver</text:p>
          </table:table-cell>
        </table:table-row>
        <table:table-row>
          <table:table-cell table:style-name="Table2.A2" office:value-type="string">
            <text:p text:style-name="P30"><text:a xlink:type="simple" xlink:href="http://www.jppf.org/csdoc-5/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www.jppf.org/csdoc-5/classorg_1_1jppf_1_1management_1_1generated_1_1_node_diagnostics_m_bean_static_proxy.html" text:style-name="Internet_20_link" text:visited-style-name="Visited_20_Internet_20_Link">NodeDiagnosticsMBeanStaticProxy</text:a></text:p>
          </table:table-cell>
          <table:table-cell table:style-name="Table2.C2" office:value-type="string">
            <text:p text:style-name="P29">JVM diagnostics for a node</text:p>
          </table:table-cell>
        </table:table-row>
        <table:table-row>
          <table:table-cell table:style-name="Table2.A2" office:value-type="string">
            <text:p text:style-name="P29"><text:a xlink:type="simple" xlink:href="http://www.jppf.org/csdoc-5/interfaceorg_1_1jppf_1_1management_1_1_j_p_p_f_driver_admin_m_bean.html" text:style-name="Internet_20_link" text:visited-style-name="Visited_20_Internet_20_Link">JPPFDriverAdminMBean</text:a></text:p>
          </table:table-cell>
          <table:table-cell table:style-name="Table2.A2" office:value-type="string">
            <text:p text:style-name="P29"><text:a xlink:type="simple" xlink:href="http://www.jppf.org/csdoc-5/classorg_1_1jppf_1_1management_1_1generated_1_1_j_p_p_f_driver_admin_m_bean_static_proxy.html" text:style-name="Internet_20_link" text:visited-style-name="Visited_20_Internet_20_Link">JPPFDriverAdminMBeanStaticProxy</text:a></text:p>
          </table:table-cell>
          <table:table-cell table:style-name="Table2.C2" office:value-type="string">
            <text:p text:style-name="P29">driver management</text:p>
          </table:table-cell>
        </table:table-row>
        <table:table-row>
          <table:table-cell table:style-name="Table2.A2" office:value-type="string">
            <text:p text:style-name="P29"><text:a xlink:type="simple" xlink:href="http://www.jppf.org/csdoc-5/interfaceorg_1_1jppf_1_1server_1_1job_1_1management_1_1_driver_job_management_m_bean.html" text:style-name="Internet_20_link" text:visited-style-name="Visited_20_Internet_20_Link">DriverJobManagementMBean</text:a></text:p>
          </table:table-cell>
          <table:table-cell table:style-name="Table2.A2" office:value-type="string">
            <text:p text:style-name="P29"><text:a xlink:type="simple" xlink:href="http://www.jppf.org/csdoc-5/classorg_1_1jppf_1_1management_1_1generated_1_1_driver_job_management_m_bean_static_proxy.html" text:style-name="Internet_20_link" text:visited-style-name="Visited_20_Internet_20_Link">DriverJobManagementMBeanStaticProxy</text:a></text:p>
          </table:table-cell>
          <table:table-cell table:style-name="Table2.C2" office:value-type="string">
            <text:p text:style-name="P29">job management</text:p>
          </table:table-cell>
        </table:table-row>
        <table:table-row>
          <table:table-cell table:style-name="Table2.A2" office:value-type="string">
            <text:p text:style-name="P29"><text:a xlink:type="simple" xlink:href="http://www.jppf.org/csdoc-5/interfaceorg_1_1jppf_1_1management_1_1forwarding_1_1_j_p_p_f_node_forwarding_m_bean.html" text:style-name="Internet_20_link" text:visited-style-name="Visited_20_Internet_20_Link">JPPFNodeForwardingMBean</text:a></text:p>
          </table:table-cell>
          <table:table-cell table:style-name="Table2.A2" office:value-type="string">
            <text:p text:style-name="P29"><text:a xlink:type="simple" xlink:href="http://www.jppf.org/csdoc-5/classorg_1_1jppf_1_1management_1_1generated_1_1_j_p_p_f_node_forwarding_m_bean_static_proxy.html" text:style-name="Internet_20_link" text:visited-style-name="Visited_20_Internet_20_Link">JPPFNodeForwardingMBeanStaticProxy</text:a></text:p>
          </table:table-cell>
          <table:table-cell table:style-name="Table2.C2" office:value-type="string">
            <text:p text:style-name="P29">nodes management via the driver</text:p>
          </table:table-cell>
        </table:table-row>
        <table:table-row>
          <table:table-cell table:style-name="Table2.A2" office:value-type="string">
            <text:p text:style-name="P29"><text:a xlink:type="simple" xlink:href="http://www.jppf.org/csdoc-5/interfaceorg_1_1jppf_1_1management_1_1_j_p_p_f_node_admin_m_bean.html" text:style-name="Internet_20_link" text:visited-style-name="Visited_20_Internet_20_Link">JPPFNodeAdminMBean</text:a></text:p>
          </table:table-cell>
          <table:table-cell table:style-name="Table2.A2" office:value-type="string">
            <text:p text:style-name="P29"><text:a xlink:type="simple" xlink:href="http://www.jppf.org/csdoc-5/classorg_1_1jppf_1_1management_1_1generated_1_1_j_p_p_f_node_admin_m_bean_static_proxy.html" text:style-name="Internet_20_link" text:visited-style-name="Visited_20_Internet_20_Link">JPPFNodeAdminMBeanStaticProxy</text:a></text:p>
          </table:table-cell>
          <table:table-cell table:style-name="Table2.C2" office:value-type="string">
            <text:p text:style-name="P29">node management</text:p>
          </table:table-cell>
        </table:table-row>
        <table:table-row>
          <table:table-cell table:style-name="Table2.A2" office:value-type="string">
            <text:p text:style-name="P29"><text:a xlink:type="simple" xlink:href="http://www.jppf.org/csdoc-5/interfaceorg_1_1jppf_1_1management_1_1_j_p_p_f_node_task_monitor_m_bean.html" text:style-name="Internet_20_link" text:visited-style-name="Visited_20_Internet_20_Link">JPPFNodeTaskMonitorMBean</text:a></text:p>
          </table:table-cell>
          <table:table-cell table:style-name="Table2.A2" office:value-type="string">
            <text:p text:style-name="P29"><text:a xlink:type="simple" xlink:href="http://www.jppf.org/csdoc-5/classorg_1_1jppf_1_1management_1_1generated_1_1_j_p_p_f_node_task_monitor_m_bean_static_proxy.html" text:style-name="Internet_20_link" text:visited-style-name="Visited_20_Internet_20_Link">JPPFNodeTaskMonitorMBeanStaticProxy</text:a></text:p>
          </table:table-cell>
          <table:table-cell table:style-name="Table2.C2" office:value-type="string">
            <text:p text:style-name="P29">task execution monitoring</text:p>
          </table:table-cell>
        </table:table-row>
        <table:table-row>
          <table:table-cell table:style-name="Table2.A2" office:value-type="string">
            <text:p text:style-name="P29"><text:a xlink:type="simple" xlink:href="http://www.jppf.org/csdoc-5/interfaceorg_1_1jppf_1_1management_1_1_j_p_p_f_node_maintenance_m_bean.html" text:style-name="Internet_20_link" text:visited-style-name="Visited_20_Internet_20_Link">JPPFNodeMaintenanceMBean</text:a></text:p>
          </table:table-cell>
          <table:table-cell table:style-name="Table2.A2" office:value-type="string">
            <text:p text:style-name="P29"><text:a xlink:type="simple" xlink:href="http://www.jppf.org/csdoc-5/classorg_1_1jppf_1_1management_1_1generated_1_1_j_p_p_f_node_maintenance_m_bean_static_proxy.html" text:style-name="Internet_20_link" text:visited-style-name="Visited_20_Internet_20_Link">JPPFNodeMaintenanceMBeanStaticProxy</text:a></text:p>
          </table:table-cell>
          <table:table-cell table:style-name="Table2.C2" office:value-type="string">
            <text:p text:style-name="P29">node maintenance operations</text:p>
          </table:table-cell>
        </table:table-row>
        <table:table-row>
          <table:table-cell table:style-name="Table2.A2" office:value-type="string">
            <text:p text:style-name="P29"><text:a xlink:type="simple" xlink:href="http://www.jppf.org/csdoc-5/interfaceorg_1_1jppf_1_1node_1_1provisioning_1_1_j_p_p_f_node_provisioning_m_bean.html" text:style-name="Internet_20_link" text:visited-style-name="Visited_20_Internet_20_Link">JPPFNodeProvisioningMBean</text:a></text:p>
          </table:table-cell>
          <table:table-cell table:style-name="Table2.A2" office:value-type="string">
            <text:p text:style-name="P29"><text:a xlink:type="simple" xlink:href="http://www.jppf.org/csdoc-5/classorg_1_1jppf_1_1management_1_1generated_1_1_j_p_p_f_node_provisioning_m_bean_static_proxy.html" text:style-name="Internet_20_link" text:visited-style-name="Visited_20_Internet_20_Link">JPPFNodeProvisioningMBeanStaticProxy</text:a></text:p>
          </table:table-cell>
          <table:table-cell table:style-name="Table2.C2" office:value-type="string">
            <text:p text:style-name="P29">node provisioning facility</text:p>
          </table:table-cell>
        </table:table-row>
      </table:table>
      <text:p text:style-name="Standard"/>
      <text:p text:style-name="P31">With a static proxy, our previous sample to update a job priority becomes much less cumbersome:</text:p>
      <text:p text:style-name="P31"/>
      <text:p text:style-name="P83">JPPFJob job = ...;</text:p>
      <text:p text:style-name="P83">JMXDriverConnectionWrapper jmx = ...;</text:p>
      <text:p text:style-name="P78"><text:span text:style-name="T35">DriverJobManagementMBeanStaticProxy proxy</text:span> = <text:span text:style-name="T34">new DriverJobManagementMBeanStaticProxy(jmx);</text:span></text:p>
      <text:p text:style-name="P78"><text:span text:style-name="T35">proxy</text:span>.<text:span text:style-name="T35">updatePriority</text:span>(job.getUuid(), new java.lang.Integer(4));</text:p>
      <text:p text:style-name="P33"/>
      <text:p text:style-name="P37">Please note that all static proxy classes inherit from the abstract class <text:a xlink:type="simple" xlink:href="http://www.jppf.org/csdoc-5/classorg_1_1jppf_1_1management_1_1_abstract_m_bean_static_proxy.html" text:style-name="Internet_20_link" text:visited-style-name="Visited_20_Internet_20_Link">AbstractMBeanStaticProxy</text:a>, which also provides a common API for the registration of MBean notification listeners.</text:p>
      <text:p text:style-name="P100"/>
      <text:p text:style-name="P32">Also notable is the fact that each proxy class provides a static method <text:span text:style-name="Code_20_char">getMBeanName()</text:span> which can be conveniently used to avoid hard-coding the name of each MBean.</text:p>
      <text:list xml:id="list92011568178845" text:continue-numbering="true" text:style-name="Outline">
        <text:list-item>
          <text:list>
            <text:list-item>
              <text:list>
                <text:list-item>
                  <text:h text:style-name="Heading_20_3" text:outline-level="3">JMX notification listeners</text:h>
                </text:list-item>
              </text:list>
            </text:list-item>
          </text:list>
        </text:list-item>
      </text:list>
      <text:p text:style-name="P34">In the same way as for <text:a xlink:type="simple" xlink:href="#1.2.3.3.Job listeners|outline" text:style-name="Internet_20_link" text:visited-style-name="Visited_20_Internet_20_Link">job listeners</text:a>, JMX notification listeners must inherit from the abstract class <text:a xlink:type="simple" xlink:href="http://www.jppf.org/csdoc-5/classorg_1_1jppf_1_1dotnet_1_1_base_dotnet_notification_listener.html" text:style-name="Internet_20_link" text:visited-style-name="Visited_20_Internet_20_Link">BaseDotnetNotificationListener</text:a>, defined as:</text:p>
      <text:p text:style-name="P34"/>
      <text:p text:style-name="Code_20_block">public abstract class BaseDotnetNotificationListener {</text:p>
      <text:p text:style-name="Code_20_block"><text:s text:c="2"/><text:span text:style-name="T5">// Handle a notification from a remote MBean</text:span></text:p>
      <text:p text:style-name="Code_20_block"><text:s text:c="2"/>public abstract void HandleNotification(Notification notification, object handback);</text:p>
      <text:p text:style-name="Code_20_block">}</text:p>
      <text:list xml:id="list92011568169126" text:continue-numbering="true" text:style-name="Outline">
        <text:list-item>
          <text:list>
            <text:list-item>
              <text:list>
                <text:list-item>
                  <text:list>
                    <text:list-item>
                      <text:h text:style-name="Heading_20_4" text:outline-level="4">Direct notifications</text:h>
                    </text:list-item>
                  </text:list>
                </text:list-item>
              </text:list>
            </text:list-item>
          </text:list>
        </text:list-item>
      </text:list>
      <text:p text:style-name="P36">The current implementation of the .Net bridge <text:span text:style-name="T36">o</text:span>nly allows to register notification listeners <text:span text:style-name="T36">using one of the static proxy classes described in the </text:span><text:a xlink:type="simple" xlink:href="#1.3.2.Static MBean proxies|outline" text:style-name="Internet_20_link" text:visited-style-name="Visited_20_Internet_20_Link"><text:span text:style-name="T36">previous section</text:span></text:a><text:span text:style-name="T36">. To this effect, an </text:span><text:a xlink:type="simple" xlink:href="http://www.jppf.org/csdoc-5/classorg_1_1jppf_1_1dotnet_1_1_j_p_p_f_management_extensions.html" text:style-name="Internet_20_link" text:visited-style-name="Visited_20_Internet_20_Link"><text:span text:style-name="T36">extension method</text:span></text:a><text:span text:style-name="T36"> is provided for </text:span><text:a xlink:type="simple" xlink:href="http://www.jppf.org/csdoc-5/classorg_1_1jppf_1_1management_1_1_abstract_m_bean_static_proxy.html" text:style-name="Internet_20_link" text:visited-style-name="Visited_20_Internet_20_Link"><text:span text:style-name="T36">AbstractMBeanStaticProxy</text:span></text:a><text:span text:style-name="T36">, and defined as follows:</text:span></text:p>
      <text:p text:style-name="P35"/>
      <text:p text:style-name="Code_20_block">public static class JPPFManagementExtensions {</text:p>
      <text:p text:style-name="Code_20_block"><text:s text:c="2"/><text:span text:style-name="T5">// Register a notification listener with the specified MBean</text:span></text:p>
      <text:p text:style-name="P85"><text:s text:c="2"/>public static void AddNotificationListener(this AbstractMBeanStaticProxy <text:span text:style-name="T36">mbeanP</text:span>roxy, </text:p>
      <text:p text:style-name="P85"><text:s text:c="4"/>BaseDotnetNotificationListener listener, object handback)</text:p>
      <text:p text:style-name="Code_20_block">}</text:p>
      <text:p text:style-name="P38"/>
      <text:p text:style-name="P38">For example, let's define a listener which receives jobs life cycle notifications from the job management MBean defined in the remote driver:</text:p>
      <text:p text:style-name="P38"/>
      <text:p text:style-name="P73">// This notification listener prints jobs life cycle events to the console</text:p>
      <text:p text:style-name="Code_20_block">public class MyNotificationListener : BaseDotnetNotificationListener {</text:p>
      <text:p text:style-name="Code_20_block"><text:s text:c="2"/><text:span text:style-name="T5">// handle notification</text:span></text:p>
      <text:p text:style-name="P86"><text:s text:c="2"/>public override void HandleNotification(Notification notification, object handback) {</text:p>
      <text:p text:style-name="Code_20_block"><text:s text:c="4"/><text:span text:style-name="T5">// </text:span><text:span text:style-name="T9">cast to a specific notification type</text:span></text:p>
      <text:p text:style-name="Code_20_block"><text:s text:c="4"/>JobNotification notif = notification as JobNotification;</text:p>
      <text:p text:style-name="Code_20_block"><text:s text:c="4"/>if (notif != null) {</text:p>
      <text:p text:style-name="Code_20_block"><text:s text:c="6"/>JobEventType type = notif.getEventType();</text:p>
      <text:p text:style-name="Code_20_block"><text:s text:c="6"/><text:span text:style-name="T5">// skip job updated notifications</text:span></text:p>
      <text:p text:style-name="Code_20_block"><text:s text:c="6"/>if (type != JobEventType.JOB_UPDATED) {</text:p>
      <text:p text:style-name="Code_20_block"><text:s text:c="8"/>JobInformation jobInfo = notif.getJobInformation();</text:p>
      <text:p text:style-name="Code_20_block"><text:s text:c="8"/>int n = jobInfo.getTaskCount();</text:p>
      <text:p text:style-name="P86"><text:s text:c="8"/>Console.Write("job '" + jobInfo.getJobName() + "' received " + type +</text:p>
      <text:p text:style-name="P86"><text:s text:c="9"/>" notification" + (n &gt; 0 ? " for " + n + " tasks" : "") +</text:p>
      <text:p text:style-name="P86"><text:s text:c="9"/>", handback = " + (handback != null ? "" + handback : "null"));</text:p>
      <text:p text:style-name="Code_20_block"><text:s text:c="6"/>}</text:p>
      <text:p text:style-name="Code_20_block"><text:s text:c="4"/>}</text:p>
      <text:p text:style-name="Code_20_block"><text:s text:c="2"/>}</text:p>
      <text:p text:style-name="Code_20_block">}</text:p>
      <text:p text:style-name="P35"/>
      <text:p text:style-name="P39">To register this listener appropriately, we would proceed as follows:</text:p>
      <text:p text:style-name="P39"/>
      <text:p text:style-name="Code_20_block">JMXDriverConnectionWrapper jmx = ...;</text:p>
      <text:p text:style-name="Code_20_block">AbstractMBeanStaticProxy jobProxy = new DriverJobManagementMBeanStaticProxy(jmx);</text:p>
      <text:p text:style-name="Code_20_block">jobProxy.AddNotificationListener(new MyNotificationListener(), "job events handback");</text:p>
      <text:list xml:id="list92011568177087" text:continue-numbering="true" text:style-name="Outline">
        <text:list-item>
          <text:list>
            <text:list-item>
              <text:list>
                <text:list-item>
                  <text:list>
                    <text:list-item>
                      <text:h text:style-name="Heading_20_4" text:outline-level="4">Node notifications forwarded by the driver</text:h>
                    </text:list-item>
                  </text:list>
                </text:list-item>
              </text:list>
            </text:list-item>
          </text:list>
        </text:list-item>
      </text:list>
      <text:p text:style-name="P40">To register <text:span text:style-name="T37">a forwarding notification listener (which forwards nodes notifications via the JPPF driver), use the following </text:span><text:a xlink:type="simple" xlink:href="http://www.jppf.org/csdoc-5/classorg_1_1jppf_1_1dotnet_1_1_j_p_p_f_management_extensions.html" text:style-name="Internet_20_link" text:visited-style-name="Visited_20_Internet_20_Link"><text:span text:style-name="T37">extension method</text:span></text:a><text:span text:style-name="T37"> for </text:span><text:a xlink:type="simple" xlink:href="http://www.jppf.org/csdoc-5/classorg_1_1jppf_1_1management_1_1_j_m_x_driver_connection_wrapper.html" text:style-name="Internet_20_link" text:visited-style-name="Visited_20_Internet_20_Link"><text:span text:style-name="T37">JMXDriverConnectionWrapper</text:span></text:a><text:span text:style-name="T37">:</text:span></text:p>
      <text:p text:style-name="P40"/>
      <text:p text:style-name="Code_20_block">public static class JPPFManagementExtensions {</text:p>
      <text:p text:style-name="Code_20_block"><text:s text:c="2"/><text:span text:style-name="T5">// Register a listener which forwards node notifications via the driver</text:span></text:p>
      <text:p text:style-name="P87"><text:s text:c="2"/>public static string RegisterFowrwardingNotificationListener(</text:p>
      <text:p text:style-name="P87"><text:s text:c="4"/>this JMXDriverConnectionWrapper jmx, NodeSelector selector, string mbeanName,</text:p>
      <text:p text:style-name="P87"><text:s text:c="4"/>BaseDotnetNotificationListener listener, object handback)</text:p>
      <text:p text:style-name="Code_20_block">}</text:p>
      <text:p text:style-name="P40"/>
      <text:p text:style-name="P101">As an example, let's implement a notification listener which processes task completion notifications emitted by the <text:span text:style-name="Code_20_char">NodeTaskMonitorMBean</text:span> registered with each node:</text:p>
      <text:p text:style-name="P41"/>
      <text:p text:style-name="Code_20_block">public class MyTaskNotificationListener : BaseDotnetNotificationListener {</text:p>
      <text:p text:style-name="Code_20_block"><text:s text:c="2"/><text:span text:style-name="T5">// handle task completion notifications</text:span></text:p>
      <text:p text:style-name="Code_20_block"><text:s text:c="2"/>public override void HandleNotification(Notification notification, object handback) {</text:p>
      <text:p text:style-name="P88"><text:s text:c="4"/>JPPFNodeForwardingNotification fwdNotif =</text:p>
      <text:p text:style-name="P88"><text:s text:c="6"/>notification as JPPFNodeForwardingNotification;</text:p>
      <text:p text:style-name="P88"><text:s text:c="4"/>TaskExecutionNotification notif =</text:p>
      <text:p text:style-name="P88"><text:s text:c="6"/>fwdNotif.getNotification() as TaskExecutionNotification;</text:p>
      <text:p text:style-name="Code_20_block"><text:s text:c="4"/><text:span text:style-name="T5">// only handle JPPF built-in task completion notifications</text:span></text:p>
      <text:p text:style-name="Code_20_block"><text:s text:c="4"/>if ((notif != null) &amp;&amp; !notif.isUserNotification()) {</text:p>
      <text:p text:style-name="Code_20_block"><text:s text:c="6"/>TaskInformation taskInfo = notif.getTaskInformation();</text:p>
      <text:p text:style-name="Code_20_block"><text:s text:c="6"/>string id = taskInfo.getId();</text:p>
      <text:p text:style-name="Code_20_block"><text:s text:c="6"/>if (id == null) id = "null id";</text:p>
      <text:p text:style-name="P89"><text:s text:c="6"/>Console.WriteLine("task '" + id + "' from job '" + taskInfo.getJobName() +</text:p>
      <text:p text:style-name="P89"><text:s text:c="8"/>"' has completed " + (taskInfo.hasError() ? "with error" : "successfully"));</text:p>
      <text:p text:style-name="Code_20_block"><text:s text:c="4"/>}</text:p>
      <text:p text:style-name="Code_20_block"><text:s text:c="2"/>}</text:p>
      <text:p text:style-name="Code_20_block">}</text:p>
      <text:p text:style-name="P41"/>
      <text:p text:style-name="P42">We can then register this listener as follows:</text:p>
      <text:p text:style-name="P42"/>
      <text:p text:style-name="Code_20_block">JMXDriverConnectionWrapper jmx = ...;</text:p>
      <text:p text:style-name="P73">// name of the node task monitor MBean</text:p>
      <text:p text:style-name="Code_20_block">string mbeanName = JPPFNodeTaskMonitorMBeanStaticProxy.getMBeanName();</text:p>
      <text:p text:style-name="P73">// only receive notifications from .Net-capable nodes</text:p>
      <text:p text:style-name="Code_20_block">ExecutionPolicy dotnetPolicy = new Equal("jppf.dotnet.bridge.initialized", true);</text:p>
      <text:p text:style-name="Code_20_block">NodeSelector selector = new ExecutionPolicySelector(dotnetPolicy);</text:p>
      <text:p text:style-name="P73">// register the forwarding listener witht he driver</text:p>
      <text:p text:style-name="Code_20_block">string listenerId = jmx.RegisterFowrwardingNotificationListener(</text:p>
      <text:p text:style-name="P89"><text:s text:c="2"/>selector, mbeanName, new MyTaskNotificationListener(), "<text:span text:style-name="T39">t</text:span>ask <text:span text:style-name="T39">n</text:span>otification");</text:p>
      <text:p text:style-name="Code_20_block">Console.WriteLine("<text:span text:style-name="T38">added</text:span> task notifications listener with <text:span text:style-name="T38">i</text:span>d = " + listenerId);</text:p>
      <text:p text:style-name="P42"/>
      <text:list xml:id="list92011568175051" text:continue-numbering="true" text:style-name="Outline">
        <text:list-item>
          <text:list>
            <text:list-item>
              <text:h text:style-name="P118" text:outline-level="2">Recognizing .Net-capable nodes</text:h>
              <text:list>
                <text:list-item>
                  <text:h text:style-name="Heading_20_3" text:outline-level="3">From the node configuration</text:h>
                </text:list-item>
              </text:list>
            </text:list-item>
          </text:list>
        </text:list-item>
      </text:list>
      <text:p text:style-name="P62">Each node which successfully initializes the .Net bridge sets the following property in its configuration:</text:p>
      <text:p text:style-name="P62"/>
      <text:p text:style-name="Code_20_block">jppf.dotnet.bridge.initialized = true</text:p>
      <text:p text:style-name="P62"/>
      <text:p text:style-name="P62">A practical use of this property is when specifying an execution policy, for instance before submitting a job:</text:p>
      <text:p text:style-name="P62"/>
      <text:p text:style-name="Code_20_block">JPPFJob job = new JPPFJob();</text:p>
      <text:p text:style-name="P73">// execute the job only on .Net-capable nodes</text:p>
      <text:p text:style-name="Code_20_block">ExecutionPolicy policy = new Equal("jppf.dotnet.bridge.initialized", true);</text:p>
      <text:p text:style-name="Code_20_block">job.getSLA().setExecutionPolicy(policy);</text:p>
      <text:list xml:id="list92011568158925" text:continue-numbering="true" text:style-name="Outline">
        <text:list-item>
          <text:list>
            <text:list-item>
              <text:list>
                <text:list-item>
                  <text:h text:style-name="Heading_20_3" text:outline-level="3">From the management API</text:h>
                </text:list-item>
              </text:list>
            </text:list-item>
          </text:list>
        </text:list-item>
      </text:list>
      <text:p text:style-name="P63">The class <text:a xlink:type="simple" xlink:href="http://www.jppf.org/csdoc-5/classorg_1_1jppf_1_1management_1_1_j_p_p_f_management_info.html" text:style-name="Internet_20_link" text:visited-style-name="Visited_20_Internet_20_Link">JPPFManagementInfo</text:a> has a method called <text:span text:style-name="Code_20_char">isDotnetCapable()</text:span>, which determines whether the node can run .Net tasks. A typical usage of this API would be as follows:</text:p>
      <text:p text:style-name="P63"/>
      <text:p text:style-name="P73">// <text:span text:style-name="T48">get a JMX connection to the driver</text:span></text:p>
      <text:p text:style-name="Code_20_block">JMXDriverConnectionWrapper jmx = ...;</text:p>
      <text:p text:style-name="P73">// collect innformation on all the nodes</text:p>
      <text:p text:style-name="Code_20_block">java.util.Collection nodes = jmx.nodesInformation();</text:p>
      <text:p text:style-name="P73">// iterate over the nodes</text:p>
      <text:p text:style-name="Code_20_block">java.util.Iterator it = nodes.iterator();</text:p>
      <text:p text:style-name="Code_20_block">while (it.hasNext()) {</text:p>
      <text:p text:style-name="Code_20_block"><text:s text:c="2"/>JPPFManagementInfo nodeInfo = (JPPFManagementInfo) it.next();</text:p>
      <text:p text:style-name="Code_20_block"><text:s text:c="2"/><text:span text:style-name="T5">// if the node is .Net-capable</text:span></text:p>
      <text:p text:style-name="Code_20_block"><text:s text:c="2"/>if (<text:span text:style-name="T22">nodeInfo.isDotnetCapable()</text:span>) {</text:p>
      <text:p text:style-name="Code_20_block"><text:s text:c="4"/><text:span text:style-name="T5">// ...</text:span></text:p>
      <text:p text:style-name="Code_20_block"><text:s text:c="2"/>}</text:p>
      <text:p text:style-name="Code_20_block">}</text:p>
      <text:list xml:id="list92011568160451" text:continue-numbering="true" text:style-name="Outline">
        <text:list-item>
          <text:list>
            <text:list-item>
              <text:list>
                <text:list-item>
                  <text:h text:style-name="Heading_20_3" text:outline-level="3">In the administration console</text:h>
                </text:list-item>
              </text:list>
            </text:list-item>
          </text:list>
        </text:list-item>
      </text:list>
      <text:p text:style-name="P63">In all relevant views, the administration console uses distinctive icons to differentiate .Net-capable fr<text:span text:style-name="T49">o</text:span>m standard nodes:</text:p>
      <text:p text:style-name="P63"/>
      <text:p text:style-name="P63">- <draw:frame draw:style-name="fr1" draw:name="Image1" text:anchor-type="as-char" svg:width="0.423cm" svg:height="0.423cm" draw:z-index="0"><draw:image xlink:href="Pictures/100002010000001000000010BF704715.png" xlink:type="simple" xlink:show="embed" xlink:actuate="onLoad"/></draw:frame> and <draw:frame draw:style-name="fr1" draw:name="Image2" text:anchor-type="as-char" svg:width="0.423cm" svg:height="0.423cm" draw:z-index="1"><draw:image xlink:href="Pictures/1000020100000010000000107FCFF77E.png" xlink:type="simple" xlink:show="embed" xlink:actuate="onLoad"/></draw:frame> for master and non-master standard nodes, respectively</text:p>
      <text:p text:style-name="P63"/>
      <text:p text:style-name="P63">- <draw:frame draw:style-name="fr1" draw:name="Image3" text:anchor-type="as-char" svg:width="0.423cm" svg:height="0.423cm" draw:z-index="2"><draw:image xlink:href="Pictures/100002010000001000000010FABF074D.png" xlink:type="simple" xlink:show="embed" xlink:actuate="onLoad"/></draw:frame> and <draw:frame draw:style-name="fr1" draw:name="Image4" text:anchor-type="as-char" svg:width="0.423cm" svg:height="0.423cm" draw:z-index="3"><draw:image xlink:href="Pictures/1000020100000010000000107CB2A2AB.png" xlink:type="simple" xlink:show="embed" xlink:actuate="onLoad"/></draw:frame> for master and non-master .Net-capable nodes, respectively</text:p>
      <text:p text:style-name="P63"/>
      <text:p text:style-name="P63">For instance, the "topology tree" view would display as follows:</text:p>
      <text:p text:style-name="P63"/>
      <text:p text:style-name="P63"><draw:frame draw:style-name="fr1" draw:name="Image5" text:anchor-type="as-char" svg:width="16.166cm" svg:height="3.096cm" draw:z-index="4"><draw:image xlink:href="Pictures/100000000000026300000075CC396E63.gif" xlink:type="simple" xlink:show="embed" xlink:actuate="onLoad"/></draw:frame></text:p>
      <text:p text:style-name="P62"/>
      <text:p text:style-name="P63">Here, we can see that the nodes running on "127.0.0.1" are standard JPPF nodes, whereas the nodes running on "192.168.1.24" are .Net capable.</text:p>
      <text:list xml:id="list92011584161947" text:continue-numbering="true" text:style-name="Outline">
        <text:list-item>
          <text:list>
            <text:list-item>
              <text:h text:style-name="P118" text:outline-level="2">Bridge configuration</text:h>
            </text:list-item>
          </text:list>
        </text:list-item>
      </text:list>
      <text:p text:style-name="P43">The configuration's main goal is to tell the .Net bridge where to find the required .Net assemblies and to setup the JVM class path and options. The following sections describe how this is done for a .Net client application and JPPF nodes. <text:span text:style-name="T41">The JPPF server does not require any specific configuration.</text:span></text:p>
      <text:list xml:id="list92011584165848" text:continue-numbering="true" text:style-name="Outline">
        <text:list-item>
          <text:list>
            <text:list-item>
              <text:list>
                <text:list-item>
                  <text:h text:style-name="Heading_20_3" text:outline-level="3">Configuring a .<text:span text:style-name="T40">Net </text:span>client application</text:h>
                </text:list-item>
              </text:list>
            </text:list-item>
          </text:list>
        </text:list-item>
      </text:list>
      <text:p text:style-name="P44">For a .Net application to work with JPPF, three types of elements must be configured: JVM class path, JVM options and paths to the required assemblies. This is done in the application's settings XML file (i.e. MyApp.exe.config).</text:p>
      <text:p text:style-name="P44"/>
      <text:p text:style-name="P46">In the following sections, all settings keys are suffixed with ".<text:span text:style-name="T30">&lt;id&gt;</text:span>" where <text:span text:style-name="T30">&lt;id&gt;</text:span> is an arbitrary string with the sole constraint of being unique among settings of the same kind. Using a sequence of numbers as suffixes generally makes them easier to read, however it is not mandatory.</text:p>
      <text:list xml:id="list92011584163845" text:continue-numbering="true" text:style-name="Outline">
        <text:list-item>
          <text:list>
            <text:list-item>
              <text:list>
                <text:list-item>
                  <text:list>
                    <text:list-item>
                      <text:h text:style-name="Heading_20_4" text:outline-level="4">JVM class path</text:h>
                    </text:list-item>
                  </text:list>
                </text:list-item>
              </text:list>
            </text:list-item>
          </text:list>
        </text:list-item>
      </text:list>
      <text:p text:style-name="P45">One or more JVM class paths can be specified with three different kinds of settings:</text:p>
      <text:p text:style-name="P45"/>
      <text:list xml:id="list92011584150851" text:continue-list="list92011521178632" text:style-name="List_20_1">
        <text:list-item>
          <text:p text:style-name="P110"><text:span text:style-name="T22">key="ClassPath.id" value="jar_file_or_dir"</text:span> specifies a single <text:span text:style-name="T56">assembly path</text:span></text:p>
        </text:list-item>
        <text:list-item>
          <text:p text:style-name="P110"><text:span text:style-name="T22">key="ClassPaths.id" value="root_dir|file_or_subdir1; ... ;file_or_subdir_n"</text:span> specifies n class path elements, all children of the specified root directory. <text:span text:style-name="T43">Note that each subpath can be relative to the root directory.</text:span></text:p>
        </text:list-item>
        <text:list-item>
          <text:p text:style-name="P110"><text:span text:style-name="T22">key="ClassPathDir.id" value="root_dir"</text:span> specifies that all jar files and sub-directories of the specified root directories are to be added to the JVM class path</text:p>
        </text:list-item>
      </text:list>
      <text:p text:style-name="P45"/>
      <text:p text:style-name="P45"><text:span text:style-name="T42">E</text:span>xamples:</text:p>
      <text:p text:style-name="P45"/>
      <text:p text:style-name="Code_20_block">&lt;configuration&gt;</text:p>
      <text:p text:style-name="Code_20_block"><text:s text:c="2"/>&lt;appSettings&gt;</text:p>
      <text:p text:style-name="Code_20_block"><text:s text:c="4"/><text:span text:style-name="T5">&lt;!-- add the current working directory </text:span><text:span text:style-name="T10">t</text:span><text:span text:style-name="T5">o the class path --&gt;</text:span></text:p>
      <text:p text:style-name="Code_20_block"><text:s text:c="4"/>&lt;add key="ClassPath.1" value="."/&gt;</text:p>
      <text:p text:style-name="Code_20_block"><text:s text:c="4"/><text:span text:style-name="T5">&lt;!-- add 2 jar files from the C:\dev\external-libs directory --&gt;</text:span></text:p>
      <text:p text:style-name="Code_20_block"><text:s text:c="4"/>&lt;add key="ClassPaths.2" value="C:/dev/external-libs|<text:span text:style-name="T42">lib</text:span>1.jar;<text:span text:style-name="T42">lib</text:span>2.jar"/&gt;</text:p>
      <text:p text:style-name="P91"><text:s text:c="4"/><text:span text:style-name="T5">&lt;!-- add 2 jar files from </text:span><text:span text:style-name="T11">subdirs of </text:span><text:span text:style-name="T5">the C:\dev\libs directory --&gt;</text:span></text:p>
      <text:p text:style-name="P91"><text:s text:c="4"/>&lt;add key="ClassPaths.<text:span text:style-name="T43">3</text:span>" value="C:/dev/libs|<text:span text:style-name="T43">subdir1/lib</text:span>1.jar;<text:span text:style-name="T43">subdir2/lib</text:span>2.jar"/&gt;</text:p>
      <text:p text:style-name="P91"><text:s text:c="4"/><text:span text:style-name="T5">&lt;!-- add all jar files in the lib directory --&gt;</text:span></text:p>
      <text:p text:style-name="Code_20_block"><text:s text:c="4"/>&lt;add key="ClassPathDir.<text:span text:style-name="T43">4</text:span>" value="lib"/&gt;</text:p>
      <text:p text:style-name="P90"><text:s text:c="4"/>...</text:p>
      <text:p text:style-name="P90"><text:s text:c="2"/>&lt;/appSettings&gt;</text:p>
      <text:p text:style-name="Code_20_block">&lt;/configuration&gt;</text:p>
      <text:list xml:id="list92011584167397" text:continue-list="list92011584163845" text:style-name="Outline">
        <text:list-item>
          <text:list>
            <text:list-item>
              <text:list>
                <text:list-item>
                  <text:list>
                    <text:list-item>
                      <text:h text:style-name="Heading_20_4" text:outline-level="4">JVM options</text:h>
                    </text:list-item>
                  </text:list>
                </text:list-item>
              </text:list>
            </text:list-item>
          </text:list>
        </text:list-item>
      </text:list>
      <text:p text:style-name="P47">The JVM options are specified with a single setting key, as in this example:</text:p>
      <text:p text:style-name="P47"/>
      <text:p text:style-name="Code_20_block">&lt;appSettings&gt;</text:p>
      <text:p text:style-name="Code_20_block"><text:s text:c="2"/><text:span text:style-name="T5">&lt;!-- set the options for the JVM --&gt;</text:span></text:p>
      <text:p text:style-name="P90"><text:s text:c="2"/>&lt;add key="jppf.jvm.options" value="-Xmx256m -Dlog4j.configuration=log4j.properties</text:p>
      <text:p text:style-name="P90"><text:s text:c="4"/>-Djppf.config=jppf.properties <text:s/></text:p>
      <text:p text:style-name="P90"><text:s text:c="4"/>-Djava.util.logging.config.file=cfg/logging.properties"/&gt;</text:p>
      <text:p text:style-name="Code_20_block"><text:s text:c="2"/>...</text:p>
      <text:p text:style-name="Code_20_block">&lt;/appSettings&gt;</text:p>
      <text:p text:style-name="P44"/>
      <text:p text:style-name="P47">Please note that no classpath should be specified here with either the -<text:span text:style-name="Code_20_char">cp</text:span> or -<text:span text:style-name="Code_20_char">classpath</text:span> options.</text:p>
      <text:list xml:id="list92011584177628" text:continue-numbering="true" text:style-name="Outline">
        <text:list-item>
          <text:list>
            <text:list-item>
              <text:list>
                <text:list-item>
                  <text:list>
                    <text:list-item>
                      <text:h text:style-name="Heading_20_4" text:outline-level="4">Assembl<text:span text:style-name="T43">y</text:span> paths</text:h>
                    </text:list-item>
                  </text:list>
                </text:list-item>
              </text:list>
            </text:list-item>
          </text:list>
        </text:list-item>
      </text:list>
      <text:p text:style-name="P47">Assembly paths can be configured with tho different kinds of settings, <text:span text:style-name="T43">with the .dll extension always omitted:</text:span></text:p>
      <text:p text:style-name="P47"/>
      <text:list xml:id="list92011584169876" text:continue-list="list92011584150851" text:style-name="List_20_1">
        <text:list-item>
          <text:p text:style-name="P111"><text:span text:style-name="T22">key="</text:span><text:span text:style-name="T23">Assembly</text:span><text:span text:style-name="T22">Path.id" value="</text:span><text:span text:style-name="T23">dll_path</text:span><text:span text:style-name="T22">"</text:span> specifies a single class path element to add to the JVM</text:p>
        </text:list-item>
        <text:list-item>
          <text:p text:style-name="P112"><text:span text:style-name="T22">key="</text:span><text:span text:style-name="T23">Assembly</text:span><text:span text:style-name="T22">Paths.id" value="root_dir|</text:span><text:span text:style-name="T23">dll_</text:span><text:span text:style-name="T22">1; ... ;</text:span><text:span text:style-name="T23">dll</text:span><text:span text:style-name="T22">_n"</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7"/>
      <text:p text:style-name="P49"/>
      <text:p text:style-name="P102">Examples:</text:p>
      <text:p text:style-name="P49"/>
      <text:p text:style-name="Code_20_block">&lt;appSettings&gt;</text:p>
      <text:p text:style-name="Code_20_block"><text:s text:c="2"/><text:span text:style-name="T5">&lt;!-- specify a single dll --&gt;</text:span></text:p>
      <text:p text:style-name="Code_20_block"><text:s text:c="2"/>&lt;add key="AssemblyPath.1" value="jni4net.n-0.8.8.0"/&gt;</text:p>
      <text:p text:style-name="Code_20_block"><text:s text:c="2"/><text:span text:style-name="T5">&lt;!-- specify 2 dlls in the current working directory --&gt;</text:span></text:p>
      <text:p text:style-name="Code_20_block"><text:s text:c="2"/>&lt;add key="AssemblyPaths.2" value=".|JPPFDotnet;jppf.dotnet.demo.tasks"/&gt;</text:p>
      <text:p text:style-name="Code_20_block"><text:s text:c="2"/><text:span text:style-name="T5">&lt;!-- specify 2 dlls in subdirs of C:\dev\assemblies working directory --&gt;</text:span></text:p>
      <text:p text:style-name="P91"><text:s text:c="2"/>&lt;add key="AssemblyPaths.3" value="C:/dev/assemblies|subdir1/<text:span text:style-name="T45">dll_</text:span>1;subdir2/<text:span text:style-name="T45">dll_</text:span>2"/&gt;</text:p>
      <text:p text:style-name="Code_20_block"><text:s text:c="2"/>...</text:p>
      <text:p text:style-name="Code_20_block">&lt;/appSettings&gt;</text:p>
      <text:list xml:id="list92011584155656" text:continue-list="list92011584177628" text:style-name="Outline">
        <text:list-item>
          <text:list>
            <text:list-item>
              <text:list>
                <text:list-item>
                  <text:list>
                    <text:list-item>
                      <text:h text:style-name="Heading_20_4" text:outline-level="4">Full configuration example</text:h>
                    </text:list-item>
                  </text:list>
                </text:list-item>
              </text:list>
            </text:list-item>
          </text:list>
        </text:list-item>
      </text:list>
      <text:p text:style-name="P50">As an example, here is the configuration of the demo application found in the distribution:</text:p>
      <text:p text:style-name="P50"/>
      <text:p text:style-name="Code_20_block">&lt;configuration&gt;</text:p>
      <text:p text:style-name="Code_20_block"><text:s text:c="2"/>&lt;appSettings&gt;</text:p>
      <text:p text:style-name="Code_20_block"><text:s text:c="4"/><text:span text:style-name="T5">&lt;!-- JVM classpath for the JPPF client --&gt;</text:span></text:p>
      <text:p text:style-name="Code_20_block"><text:s text:c="4"/>&lt;add key="ClassPath.1" value="."/&gt;</text:p>
      <text:p text:style-name="Code_20_block"><text:s text:c="4"/>&lt;add key="ClassPath.2" value="config/client"/&gt;</text:p>
      <text:p text:style-name="Code_20_block"><text:s text:c="4"/>&lt;add key="ClassPathDir.3" value="lib"/&gt;</text:p>
      <text:p text:style-name="Code_20_block"><text:s text:c="4"/><text:span text:style-name="T5">&lt;!-- JVM options for the JPPF client --&gt;</text:span></text:p>
      <text:p text:style-name="P92"><text:s text:c="4"/>&lt;add key="jppf.jvm.options" value="-Xmx256m -Dlog4j.configuration=log4j.properties</text:p>
      <text:p text:style-name="P92"><text:s text:c="6"/>-Djppf.config=jppf.properties</text:p>
      <text:p text:style-name="P92"><text:s text:c="6"/>-Djava.util.logging.config.file=config/client/logging.properties"/&gt;</text:p>
      <text:p text:style-name="Code_20_block"><text:s text:c="4"/><text:span text:style-name="T5">&lt;!-- Required assemblies for the .Net JPPF client --&gt;</text:span></text:p>
      <text:p text:style-name="Code_20_block"><text:s text:c="4"/>&lt;add key="AssemblyPath.1" value="jni4net.n-0.8.8.0"/&gt;</text:p>
      <text:p text:style-name="Code_20_block"><text:s text:c="4"/>&lt;add key="AssemblyPath.2" value="JPPFDotnet"/&gt;</text:p>
      <text:p text:style-name="Code_20_block"><text:s text:c="4"/>&lt;add key="AssemblyPath.3" value="jppf.dotnet.demo.tasks"/&gt;</text:p>
      <text:p text:style-name="Code_20_block"><text:s text:c="2"/>&lt;/appSettings&gt;</text:p>
      <text:p text:style-name="Code_20_block">&lt;/configuration&gt;</text:p>
      <text:list xml:id="list92011584167558" text:continue-numbering="true" text:style-name="Outline">
        <text:list-item>
          <text:list>
            <text:list-item>
              <text:list>
                <text:list-item>
                  <text:h text:style-name="Heading_20_3" text:outline-level="3">Configuring a <text:span text:style-name="T40">Java </text:span>node</text:h>
                </text:list-item>
              </text:list>
            </text:list-item>
          </text:list>
        </text:list-item>
      </text:list>
      <text:p text:style-name="P58">The .Net bridge initialization in a node is transparently performed by a <text:a xlink:type="simple" xlink:href="http://www.jppf.org/doc/v5/index.php?title=Node_initialization_hooks" text:style-name="Internet_20_link" text:visited-style-name="Visited_20_Internet_20_Link">node initialization hook</text:a> which is included in the "lib/JPPFDotnet.jar" library found in the .Net node distribution. It relies on specific configuration pr<text:span text:style-name="T57">o</text:span>perties described in the following sections.</text:p>
      <text:list xml:id="list92011599178541" text:continue-numbering="true" text:style-name="Outline">
        <text:list-item>
          <text:list>
            <text:list-item>
              <text:list>
                <text:list-item>
                  <text:list>
                    <text:list-item>
                      <text:h text:style-name="Heading_20_4" text:outline-level="4">Location of the Jni4net native dlls</text:h>
                    </text:list-item>
                  </text:list>
                </text:list-item>
              </text:list>
            </text:list-item>
          </text:list>
        </text:list-item>
      </text:list>
      <text:p text:style-name="P53">The location of the native dlls provided by Jni4net (the <text:span text:style-name="Code_20_char">jni4net.n.wXX.vYY-a.b.c.d.dll</text:span> files in the node's /lib directory) can be specified <text:span text:style-name="T45">in </text:span>two ways:</text:p>
      <text:p text:style-name="P52"/>
      <text:p text:style-name="P52"><text:span text:style-name="T44">a) </text:span>By adding the directory which contains them to the PATH environment variable</text:p>
      <text:p text:style-name="P52"/>
      <text:p text:style-name="P53"><text:span text:style-name="T44">b) </text:span>Or, when starting the node, by specifying the value of the "java.library.<text:span text:style-name="T44">path" system property. The .Net node distribution does this in the node's configuration as follows:</text:span></text:p>
      <text:p text:style-name="P52"/>
      <text:p text:style-name="P75"># compute the absolute path to the dll directory with a scripted propery value</text:p>
      <text:p text:style-name="Code_20_block">dll.dir = $script:javascript{ new java.io.File("lib").getCanonicalPath() }$</text:p>
      <text:p text:style-name="P75"># specify java.library.path in the JVM options</text:p>
      <text:p text:style-name="P94">jppf.jvm.options = -server -Xmx128m "<text:span text:style-name="T22">-Djava.library.path=${dll.dir};${env.PATH}</text:span>"</text:p>
      <text:p text:style-name="P75"># propagate the java.library.path property to the slave nodes</text:p>
      <text:p text:style-name="P93">jppf.node.provisioning.slave.jvm.options = \</text:p>
      <text:p text:style-name="P93"><text:s text:c="2"/>-Dlog4j.configuration=config/log4j-slave.properties \</text:p>
      <text:p text:style-name="P93"><text:s text:c="2"/>"<text:span text:style-name="T22">-Djava.library.path=${dll.dir};${env.PATH}</text:span>"</text:p>
      <text:p text:style-name="P54"/>
      <text:p text:style-name="P55">Note how the dll directory's absolute path is computed, so it can be correctly propagated to eventual slave nodes started with the provisioning facility.</text:p>
      <text:list xml:id="list92011599158664" text:continue-numbering="true" text:style-name="Outline">
        <text:list-item>
          <text:list>
            <text:list-item>
              <text:list>
                <text:list-item>
                  <text:list>
                    <text:list-item>
                      <text:h text:style-name="Heading_20_4" text:outline-level="4">Location of the required assemblies</text:h>
                    </text:list-item>
                  </text:list>
                </text:list-item>
              </text:list>
            </text:list-item>
          </text:list>
        </text:list-item>
      </text:list>
      <text:p text:style-name="P57">The required assemblies include both the .Net bridge JPPF API and your own assemblies holding the code to execute .Net tasks, along with the assemblies that support them.</text:p>
      <text:p text:style-name="P56"/>
      <text:p text:style-name="P56"/>
      <text:p text:style-name="P103">As for the .Net client application, required assemblies can be specified in the node's configuration using two kinds of properties:</text:p>
      <text:p text:style-name="P56"/>
      <text:list xml:id="list92011599162035" text:continue-list="list92011584169876" text:style-name="List_20_1">
        <text:list-item>
          <text:p text:style-name="P113"><text:span text:style-name="T24">"</text:span><text:span text:style-name="T23">Assembly</text:span><text:span text:style-name="T22">Path.id = </text:span><text:span text:style-name="T23">dll_path</text:span><text:span text:style-name="T24">"</text:span> specifies a single class path element to add to the JVM</text:p>
        </text:list-item>
        <text:list-item>
          <text:p text:style-name="P113"><text:span text:style-name="T24">"</text:span><text:span text:style-name="T23">Assembly</text:span><text:span text:style-name="T22">Paths.id = root_dir|</text:span><text:span text:style-name="T24">assembly</text:span><text:span text:style-name="T23">_</text:span><text:span text:style-name="T22">1.</text:span><text:span text:style-name="T24">dll</text:span><text:span text:style-name="T22">; ... ;</text:span><text:span text:style-name="T24">assembly</text:span><text:span text:style-name="T22">_n.</text:span><text:span text:style-name="T24">dll"</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8"/>
      <text:p text:style-name="P56">Examples:</text:p>
      <text:p text:style-name="P56"/>
      <text:p text:style-name="P73"># specify a single dll</text:p>
      <text:p text:style-name="P95">AssemblyPath.1 = <text:span text:style-name="T45">C:/dev/assemblies/</text:span>MyAssembly.dll</text:p>
      <text:p text:style-name="P73"># specify 2 dlls in the current working directory</text:p>
      <text:p text:style-name="Code_20_block">AssemblyPaths.2 = .|JPPFDotnet.dll;jppf.dotnet.demo.tasks.dll</text:p>
      <text:p text:style-name="P73"># specify 2 dlls in subdirs of C:\dev\assemblies working directory</text:p>
      <text:p text:style-name="P98">AssemblyPaths.3 = C:/dev/assemblies|subdir1/assembly1.dll;subdir2/assembly2.dll</text:p>
      <text:p text:style-name="P56"/>
      <text:p text:style-name="P56">N<text:span text:style-name="T46">o</text:span>te that here, the ".dll" file extension is required.</text:p>
      <text:list xml:id="list92011599158824" text:continue-list="list92011599158664" text:style-name="Outline">
        <text:list-item>
          <text:list>
            <text:list-item>
              <text:list>
                <text:list-item>
                  <text:list>
                    <text:list-item>
                      <text:h text:style-name="Heading_20_4" text:outline-level="4">Additional required Java libraries</text:h>
                    </text:list-item>
                  </text:list>
                </text:list-item>
              </text:list>
            </text:list-item>
          </text:list>
        </text:list-item>
      </text:list>
      <text:p text:style-name="P51"><text:span text:style-name="T47">Compared to standard nodes, </text:span>.<text:span text:style-name="T47">Net-capable nodes require the following additional jar files, without which they cannot work: "jppf-client.jar", "JPPFDotnet.jar" and "jni4net.j-0.8.8.0.jar". These jar files are included in the "/lib" directory of the .Net node distribution.</text:span></text:p>
      <text:list xml:id="list92011599158233" text:continue-numbering="true" text:style-name="Outline">
        <text:list-item>
          <text:list>
            <text:list-item>
              <text:h text:style-name="P117" text:outline-level="2">.<text:span text:style-name="T53">Net bridge l</text:span>imitations</text:h>
              <text:list>
                <text:list-item>
                  <text:h text:style-name="Heading_20_3" text:outline-level="3">No Java workloads <text:span text:style-name="T65">for .Net clients</text:span></text:h>
                </text:list-item>
              </text:list>
            </text:list-item>
          </text:list>
        </text:list-item>
      </text:list>
      <text:p text:style-name="P115">A JPPF job created from a .Net application cannot have Java tasks in it. This would require specific compilation and build features which are <text:span text:style-name="T58">n</text:span>ot currently avail<text:span text:style-name="T65">a</text:span>ble in the .Net bridge.</text:p>
      <text:p text:style-name="P115"/>
      <text:p text:style-name="P116">Please note, however, that you can still mix .Net and Java clients in the same JPPF grid, without limitation.</text:p>
      <text:list xml:id="list92011599175623" text:continue-numbering="true" text:style-name="Outline">
        <text:list-item>
          <text:list>
            <text:list-item>
              <text:list>
                <text:list-item>
                  <text:h text:style-name="Heading_20_3" text:outline-level="3">Tasks <text:span text:style-name="T54">limitations</text:span></text:h>
                </text:list-item>
              </text:list>
            </text:list-item>
          </text:list>
        </text:list-item>
      </text:list>
      <text:p text:style-name="P70">The following methods of the <text:a xlink:type="simple" xlink:href="http://www.jppf.org/csdoc-5/interfaceorg_1_1jppf_1_1node_1_1protocol_1_1_task.html" text:style-name="Internet_20_link" text:visited-style-name="Visited_20_Internet_20_Link">Task</text:a> interface are not working for .Net tasks;</text:p>
      <text:p text:style-name="P65"/>
      <text:list xml:id="list92011599170922" text:continue-list="list92011599162035" text:style-name="List_20_1">
        <text:list-item>
          <text:p text:style-name="P114"><text:span text:style-name="Code_20_char">compute(</text:span><text:span text:style-name="Code_20_char"><text:span text:style-name="T54">JPPFCallable</text:span></text:span><text:span text:style-name="Code_20_char">)</text:span> : <text:span text:style-name="T54">this method allows executing a callback on the client side from a task executing on a node</text:span></text:p>
        </text:list-item>
        <text:list-item>
          <text:p text:style-name="P114"><text:span text:style-name="Code_20_char">fireNotification(</text:span><text:span text:style-name="Code_20_char"><text:span text:style-name="T54">Objetct, bool</text:span></text:span><text:span text:style-name="Code_20_char">)</text:span> : <text:span text:style-name="T54">enables the tasks to send notifications, either locally or via JMX. This method is not available for .Net tasks, however it is possible to listen to built-in </text:span><text:a xlink:type="simple" xlink:href="#1.3.3.JMX notification listeners|outline" text:style-name="Internet_20_link" text:visited-style-name="Visited_20_Internet_20_Link"><text:span text:style-name="T54">task notifications</text:span></text:a><text:span text:style-name="T54"> that the JPPF nodes emit automatically.</text:span></text:p>
        </text:list-item>
      </text:list>
      <text:list xml:id="list92011599169262" text:continue-list="list92011599175623" text:style-name="Outline">
        <text:list-item>
          <text:list>
            <text:list-item>
              <text:list>
                <text:list-item>
                  <text:h text:style-name="Heading_20_3" text:outline-level="3">No ClientListener and ClientConnection<text:span text:style-name="T60">Status</text:span>Listener</text:h>
                </text:list-item>
              </text:list>
            </text:list-item>
          </text:list>
        </text:list-item>
      </text:list>
      <text:p text:style-name="P71">The ability to <text:a xlink:type="simple" xlink:href="http://www.jppf.org/doc/v5/index.php?title=The_JPPFClient_API#Receiving_notifications_for_new_and_failed_connections" text:style-name="Internet_20_link" text:visited-style-name="Visited_20_Internet_20_Link">receive notifications of new and failed client connections</text:a>, along with the ability to <text:a xlink:type="simple" xlink:href="http://www.jppf.org/doc/v5/index.php?title=The_JPPFClient_API#Receiving_status_notifications_for_existing_server_connections" text:style-name="Internet_20_link" text:visited-style-name="Visited_20_Internet_20_Link">receive status notifications for existing connections</text:a> were not translated in the .Net Bridge. <text:span text:style-name="T59">This means that, from a .Net client application, you cannot be notified of events about new client connections or connection status changes.</text:span></text:p>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6H23M40S</meta:editing-duration>
    <meta:editing-cycles>98</meta:editing-cycles>
    <meta:generator>LibreOffice/4.3.2.2$Windows_x86 LibreOffice_project/edfb5295ba211bd31ad47d0bad0118690f76407d</meta:generator>
    <meta:creation-date>2009-11-12T05:47:41.82</meta:creation-date>
    <dc:date>2015-02-21T09:20:11.298000000</dc:date>
    <meta:document-statistic meta:table-count="1" meta:image-count="5" meta:object-count="0" meta:page-count="14" meta:paragraph-count="526" meta:word-count="4485" meta:character-count="32317" meta:non-whitespace-character-count="2775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